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Cyr" svg:font-family="'Arial Cyr'"/>
    <style:font-face style:name="NSimSun" svg:font-family="NSimSun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4.43mm"/>
    </style:style>
    <style:style style:name="co2" style:family="table-column">
      <style:table-column-properties fo:break-before="auto" style:column-width="31.86mm"/>
    </style:style>
    <style:style style:name="co3" style:family="table-column">
      <style:table-column-properties fo:break-before="auto" style:column-width="33.5mm"/>
    </style:style>
    <style:style style:name="co4" style:family="table-column">
      <style:table-column-properties fo:break-before="auto" style:column-width="18.24mm"/>
    </style:style>
    <style:style style:name="co5" style:family="table-column">
      <style:table-column-properties fo:break-before="auto" style:column-width="38.12mm"/>
    </style:style>
    <style:style style:name="co6" style:family="table-column">
      <style:table-column-properties fo:break-before="auto" style:column-width="73.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7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 style:data-style-name="N0">
      <style:table-cell-properties fo:background-color="#c0c0c0" style:text-align-source="fix" style:repeat-content="false" fo:border="0.74pt solid #000000" style:vertical-align="middle"/>
      <style:paragraph-properties fo:text-align="center"/>
      <style:text-properties style:font-name="Verdana" fo:font-weight="bold" style:font-weight-asian="bold" style:font-weight-complex="bold"/>
    </style:style>
    <style:style style:name="ce2" style:family="table-cell" style:parent-style-name="Default" style:data-style-name="N0">
      <style:table-cell-properties fo:border="0.74pt solid #000000"/>
      <style:text-properties style:font-name="Verdana"/>
    </style:style>
    <style:style style:name="ce3" style:family="table-cell" style:parent-style-name="Default" style:data-style-name="N109">
      <style:table-cell-properties fo:background-color="#c0c0c0" style:text-align-source="fix" style:repeat-content="false" fo:border="0.74pt solid #000000" style:vertical-align="middle"/>
      <style:paragraph-properties fo:text-align="center"/>
      <style:text-properties style:font-name="Verdana" fo:font-weight="bold" style:font-weight-asian="bold" style:font-weight-complex="bold"/>
    </style:style>
    <style:style style:name="ce4" style:family="table-cell" style:parent-style-name="Default" style:data-style-name="N113">
      <style:table-cell-properties fo:border="0.74pt solid #000000"/>
      <style:text-properties style:font-name="Verdana"/>
    </style:style>
    <style:style style:name="ce5" style:family="table-cell" style:parent-style-name="Default" style:data-style-name="N111">
      <style:table-cell-properties fo:border="0.74pt solid #000000"/>
      <style:text-properties style:font-name="Verdana"/>
    </style:style>
    <style:style style:name="ce6" style:family="table-cell" style:parent-style-name="Default" style:data-style-name="N108">
      <style:table-cell-properties fo:background-color="#c0c0c0" style:text-align-source="fix" style:repeat-content="false" fo:border="0.74pt solid #000000" style:vertical-align="middle"/>
      <style:paragraph-properties fo:text-align="center"/>
      <style:text-properties style:font-name="Verdana" fo:font-weight="bold" style:font-weight-asian="bold" style:font-weight-complex="bold"/>
    </style:style>
    <style:style style:name="ce7" style:family="table-cell" style:parent-style-name="Default" style:data-style-name="N112">
      <style:table-cell-properties fo:border="0.74pt solid #000000"/>
      <style:text-properties style:font-name="Verdana"/>
    </style:style>
    <style:style style:name="ce8" style:family="table-cell" style:parent-style-name="Default" style:data-style-name="N4">
      <style:table-cell-properties fo:border="0.74pt solid #000000"/>
      <style:text-properties style:font-name="Verdana"/>
    </style:style>
    <style:style style:name="ce9" style:family="table-cell" style:parent-style-name="Default" style:data-style-name="N107">
      <style:table-cell-properties fo:background-color="#c0c0c0" style:text-align-source="fix" style:repeat-content="false" fo:border="0.74pt solid #000000" style:vertical-align="middle"/>
      <style:paragraph-properties fo:text-align="center"/>
      <style:text-properties style:font-name="Verdana" fo:font-weight="bold" style:font-weight-asian="bold" style:font-weight-complex="bold"/>
    </style:style>
    <style:style style:name="ce23" style:family="table-cell" style:parent-style-name="Default" style:data-style-name="N107">
      <style:table-cell-properties fo:border="0.74pt solid #000000"/>
      <style:text-properties style:font-name="Verdana"/>
    </style:style>
    <style:style style:name="ce24" style:family="table-cell" style:parent-style-name="Default">
      <style:table-cell-properties fo:background-color="#c0c0c0" style:text-align-source="fix" style:repeat-content="false" fo:border="0.74pt solid #000000" style:vertical-align="middle"/>
      <style:paragraph-properties fo:text-align="center" fo:margin-left="0mm"/>
      <style:text-properties style:font-name="Verdana" fo:font-weight="bold" style:font-weight-asian="bold" style:font-weight-complex="bold"/>
    </style:style>
    <style:style style:name="ce25" style:family="table-cell" style:parent-style-name="Default">
      <style:table-cell-properties fo:border="0.74pt solid #000000"/>
      <style:text-properties style:font-name="Verdana"/>
    </style:style>
    <style:style style:name="ce26" style:family="table-cell" style:parent-style-name="Default">
      <style:table-cell-properties fo:background-color="#c0c0c0" fo:wrap-option="wrap" fo:border="0.74pt solid #000000" style:vertical-align="middle"/>
      <style:text-properties style:font-name="Verdana" fo:font-weight="bold" style:font-weight-asian="bold" style:font-weight-complex="bold"/>
    </style:style>
    <style:style style:name="gr1" style:family="graphic">
      <style:graphic-properties draw:ole-draw-aspect="1"/>
    </style:style>
    <style:style style:name="T1" style:family="text">
      <style:text-properties style:font-name="NSimSun"/>
    </style:style>
  </office:automatic-styles>
  <office:body>
    <office:spreadsheet>
      <table:calculation-settings table:case-sensitive="false" table:search-criteria-must-apply-to-whole-cell="false"/>
      <table:table table:name="Диаграмма1" table:style-name="ta1">
        <table:shapes>
          <draw:frame draw:z-index="0" draw:name="Диаграмма 1" draw:style-name="gr1" svg:width="255.85mm" svg:height="156.02mm" svg:x="0mm" svg:y="0mm">
            <draw:object draw:notify-on-update-of-ranges="Диаграмма1.A38:Диаграмма1.A105 Диаграмма1.B37:Диаграмма1.B37 Диаграмма1.B38:Диаграмма1.B105 Диаграмма1.A38:Диаграмма1.A105 Диаграмма1.D37:Диаграмма1.D37 Диаграмма1.D38:Диаграмма1.D105 Диаграмма1.A38:Диаграмма1.A105 Диаграмма1.C37:Диаграмма1.C37 Диаграмма1.C38:Диаграмма1.C10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default-cell-style-name="ce4"/>
        <table:table-column table:style-name="co1" table:default-cell-style-name="ce2"/>
        <table:table-column table:style-name="co3" table:default-cell-style-name="ce4"/>
        <table:table-column table:style-name="co2" table:default-cell-style-name="ce5"/>
        <table:table-column table:style-name="co4" table:default-cell-style-name="ce23"/>
        <table:table-column table:style-name="co5" table:default-cell-style-name="ce25"/>
        <table:table-column table:style-name="co6" table:default-cell-style-name="ce25"/>
        <table:table-row table:style-name="ro1" table:number-rows-repeated="36">
          <table:table-cell table:style-name="Default" table:number-columns-repeated="8"/>
        </table:table-row>
        <table:table-row table:style-name="ro2">
          <table:table-cell table:style-name="ce1" office:value-type="string" calcext:value-type="string">
            <text:p>H, km</text:p>
          </table:table-cell>
          <table:table-cell table:style-name="ce3" office:value-type="string" calcext:value-type="string">
            <text:p>Ro, kg/m<text:span text:style-name="T1">³</text:span></text:p>
          </table:table-cell>
          <table:table-cell table:style-name="ce1" office:value-type="string" calcext:value-type="string">
            <text:p>T, K</text:p>
          </table:table-cell>
          <table:table-cell table:style-name="ce6" office:value-type="string" calcext:value-type="string">
            <text:p>P, bar</text:p>
          </table:table-cell>
          <table:table-cell table:style-name="ce3" office:value-type="string" calcext:value-type="string">
            <text:p>Nu, m<text:span text:style-name="T1">²</text:span>/s</text:p>
          </table:table-cell>
          <table:table-cell table:style-name="ce9" office:value-type="string" calcext:value-type="string">
            <text:p>a, m/s</text:p>
          </table:table-cell>
          <table:table-cell table:style-name="ce24" office:value-type="string" calcext:value-type="string">
            <text:p>Wind speed, m/s</text:p>
          </table:table-cell>
          <table:table-cell table:style-name="ce26" office:value-type="string" calcext:value-type="string">
            <text:p>Chem. composition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64.79" calcext:value-type="float">
            <text:p>64,79000000</text:p>
          </table:table-cell>
          <table:table-cell office:value-type="float" office:value="735.3" calcext:value-type="float">
            <text:p>735,3</text:p>
          </table:table-cell>
          <table:table-cell office:value-type="float" office:value="92.1" calcext:value-type="float">
            <text:p>92,10000000</text:p>
          </table:table-cell>
          <table:table-cell office:value-type="float" office:value="0.000000517" calcext:value-type="float">
            <text:p>0,00000051700</text:p>
          </table:table-cell>
          <table:table-cell office:value-type="float" office:value="410" calcext:value-type="float">
            <text:p>410,0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61.56" calcext:value-type="float">
            <text:p>61,56000000</text:p>
          </table:table-cell>
          <table:table-cell office:value-type="float" office:value="727.7" calcext:value-type="float">
            <text:p>727,7</text:p>
          </table:table-cell>
          <table:table-cell office:value-type="float" office:value="86.45" calcext:value-type="float">
            <text:p>86,45000000</text:p>
          </table:table-cell>
          <table:table-cell office:value-type="float" office:value="0.000000540050819034934" calcext:value-type="float">
            <text:p>0,00000054005</text:p>
          </table:table-cell>
          <table:table-cell office:value-type="float" office:value="408" calcext:value-type="float">
            <text:p>408,0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8.45" calcext:value-type="float">
            <text:p>58,45000000</text:p>
          </table:table-cell>
          <table:table-cell office:value-type="float" office:value="720.2" calcext:value-type="float">
            <text:p>720,2</text:p>
          </table:table-cell>
          <table:table-cell office:value-type="float" office:value="81.09" calcext:value-type="float">
            <text:p>81,09000000</text:p>
          </table:table-cell>
          <table:table-cell office:value-type="float" office:value="0.000000564129375513159" calcext:value-type="float">
            <text:p>0,00000056413</text:p>
          </table:table-cell>
          <table:table-cell office:value-type="float" office:value="406" calcext:value-type="float">
            <text:p>406,0</text:p>
          </table:table-cell>
          <table:table-cell table:number-columns-repeated="2"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55.47" calcext:value-type="float">
            <text:p>55,47000000</text:p>
          </table:table-cell>
          <table:table-cell office:value-type="float" office:value="712.4" calcext:value-type="float">
            <text:p>712,4</text:p>
          </table:table-cell>
          <table:table-cell office:value-type="float" office:value="76.01" calcext:value-type="float">
            <text:p>76,01000000</text:p>
          </table:table-cell>
          <table:table-cell office:value-type="float" office:value="0.000000589281491852122" calcext:value-type="float">
            <text:p>0,00000058928</text:p>
          </table:table-cell>
          <table:table-cell office:value-type="float" office:value="404" calcext:value-type="float">
            <text:p>404,0</text:p>
          </table:table-cell>
          <table:table-cell table:number-columns-repeated="2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2.62" calcext:value-type="float">
            <text:p>52,62000000</text:p>
          </table:table-cell>
          <table:table-cell office:value-type="float" office:value="704.6" calcext:value-type="float">
            <text:p>704,6</text:p>
          </table:table-cell>
          <table:table-cell office:value-type="float" office:value="71.2" calcext:value-type="float">
            <text:p>71,20000000</text:p>
          </table:table-cell>
          <table:table-cell office:value-type="float" office:value="0.000000615555033494906" calcext:value-type="float">
            <text:p>0,00000061556</text:p>
          </table:table-cell>
          <table:table-cell office:value-type="float" office:value="402" calcext:value-type="float">
            <text:p>402,0</text:p>
          </table:table-cell>
          <table:table-cell table:number-columns-repeated="2"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9.87" calcext:value-type="float">
            <text:p>49,87000000</text:p>
          </table:table-cell>
          <table:table-cell office:value-type="float" office:value="696.8" calcext:value-type="float">
            <text:p>696,8</text:p>
          </table:table-cell>
          <table:table-cell office:value-type="float" office:value="66.65" calcext:value-type="float">
            <text:p>66,65000000</text:p>
          </table:table-cell>
          <table:table-cell office:value-type="float" office:value="0.000000643" calcext:value-type="float">
            <text:p>0,00000064300</text:p>
          </table:table-cell>
          <table:table-cell office:value-type="float" office:value="400" calcext:value-type="float">
            <text:p>400,0</text:p>
          </table:table-cell>
          <table:table-cell table:number-columns-repeated="2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7.24" calcext:value-type="float">
            <text:p>47,24000000</text:p>
          </table:table-cell>
          <table:table-cell office:value-type="float" office:value="688.8" calcext:value-type="float">
            <text:p>688,8</text:p>
          </table:table-cell>
          <table:table-cell office:value-type="float" office:value="62.35" calcext:value-type="float">
            <text:p>62,35000000</text:p>
          </table:table-cell>
          <table:table-cell office:value-type="float" office:value="0.000000674878447015375" calcext:value-type="float">
            <text:p>0,00000067488</text:p>
          </table:table-cell>
          <table:table-cell office:value-type="float" office:value="397.8" calcext:value-type="float">
            <text:p>397,8</text:p>
          </table:table-cell>
          <table:table-cell table:number-columns-repeated="2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4.71" calcext:value-type="float">
            <text:p>44,71000000</text:p>
          </table:table-cell>
          <table:table-cell office:value-type="float" office:value="681.1" calcext:value-type="float">
            <text:p>681,1</text:p>
          </table:table-cell>
          <table:table-cell office:value-type="float" office:value="58.28" calcext:value-type="float">
            <text:p>58,28000000</text:p>
          </table:table-cell>
          <table:table-cell office:value-type="float" office:value="0.000000708337353415061" calcext:value-type="float">
            <text:p>0,00000070834</text:p>
          </table:table-cell>
          <table:table-cell office:value-type="float" office:value="395.6" calcext:value-type="float">
            <text:p>395,6</text:p>
          </table:table-cell>
          <table:table-cell table:number-columns-repeated="2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42.26" calcext:value-type="float">
            <text:p>42,26000000</text:p>
          </table:table-cell>
          <table:table-cell office:value-type="float" office:value="673.6" calcext:value-type="float">
            <text:p>673,6</text:p>
          </table:table-cell>
          <table:table-cell office:value-type="float" office:value="54.44" calcext:value-type="float">
            <text:p>54,44000000</text:p>
          </table:table-cell>
          <table:table-cell office:value-type="float" office:value="0.000000743455074705655" calcext:value-type="float">
            <text:p>0,00000074346</text:p>
          </table:table-cell>
          <table:table-cell office:value-type="float" office:value="393.4" calcext:value-type="float">
            <text:p>393,4</text:p>
          </table:table-cell>
          <table:table-cell table:number-columns-repeated="2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39.95" calcext:value-type="float">
            <text:p>39,95000000</text:p>
          </table:table-cell>
          <table:table-cell office:value-type="float" office:value="665.8" calcext:value-type="float">
            <text:p>665,8</text:p>
          </table:table-cell>
          <table:table-cell office:value-type="float" office:value="50.81" calcext:value-type="float">
            <text:p>50,81000000</text:p>
          </table:table-cell>
          <table:table-cell office:value-type="float" office:value="0.000000780313851077841" calcext:value-type="float">
            <text:p>0,00000078031</text:p>
          </table:table-cell>
          <table:table-cell office:value-type="float" office:value="391.2" calcext:value-type="float">
            <text:p>391,2</text:p>
          </table:table-cell>
          <table:table-cell table:number-columns-repeated="2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7.72" calcext:value-type="float">
            <text:p>37,72000000</text:p>
          </table:table-cell>
          <table:table-cell office:value-type="float" office:value="658.2" calcext:value-type="float">
            <text:p>658,2</text:p>
          </table:table-cell>
          <table:table-cell office:value-type="float" office:value="47.39" calcext:value-type="float">
            <text:p>47,39000000</text:p>
          </table:table-cell>
          <table:table-cell office:value-type="float" office:value="0.000000819" calcext:value-type="float">
            <text:p>0,00000081900</text:p>
          </table:table-cell>
          <table:table-cell office:value-type="float" office:value="389" calcext:value-type="float">
            <text:p>389,0</text:p>
          </table:table-cell>
          <table:table-cell table:number-columns-repeated="2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35.58" calcext:value-type="float">
            <text:p>35,58000000</text:p>
          </table:table-cell>
          <table:table-cell office:value-type="float" office:value="650.6" calcext:value-type="float">
            <text:p>650,6</text:p>
          </table:table-cell>
          <table:table-cell office:value-type="float" office:value="44.16" calcext:value-type="float">
            <text:p>44,16000000</text:p>
          </table:table-cell>
          <table:table-cell office:value-type="float" office:value="0.000000850999795731138" calcext:value-type="float">
            <text:p>0,00000085100</text:p>
          </table:table-cell>
          <table:table-cell office:value-type="float" office:value="387" calcext:value-type="float">
            <text:p>387,0</text:p>
          </table:table-cell>
          <table:table-cell table:number-columns-repeated="2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33.54" calcext:value-type="float">
            <text:p>33,54000000</text:p>
          </table:table-cell>
          <table:table-cell office:value-type="float" office:value="643.2" calcext:value-type="float">
            <text:p>643,2</text:p>
          </table:table-cell>
          <table:table-cell office:value-type="float" office:value="41.12" calcext:value-type="float">
            <text:p>41,12000000</text:p>
          </table:table-cell>
          <table:table-cell office:value-type="float" office:value="0.00000088424988075023" calcext:value-type="float">
            <text:p>0,00000088425</text:p>
          </table:table-cell>
          <table:table-cell office:value-type="float" office:value="385" calcext:value-type="float">
            <text:p>385,0</text:p>
          </table:table-cell>
          <table:table-cell table:number-columns-repeated="2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31.6" calcext:value-type="float">
            <text:p>31,60000000</text:p>
          </table:table-cell>
          <table:table-cell office:value-type="float" office:value="635.5" calcext:value-type="float">
            <text:p>635,5</text:p>
          </table:table-cell>
          <table:table-cell office:value-type="float" office:value="38.26" calcext:value-type="float">
            <text:p>38,26000000</text:p>
          </table:table-cell>
          <table:table-cell office:value-type="float" office:value="0.00000091879910609735" calcext:value-type="float">
            <text:p>0,00000091880</text:p>
          </table:table-cell>
          <table:table-cell office:value-type="float" office:value="383" calcext:value-type="float">
            <text:p>383,0</text:p>
          </table:table-cell>
          <table:table-cell table:number-columns-repeated="2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9.74" calcext:value-type="float">
            <text:p>29,74000000</text:p>
          </table:table-cell>
          <table:table-cell office:value-type="float" office:value="628.1" calcext:value-type="float">
            <text:p>628,1</text:p>
          </table:table-cell>
          <table:table-cell office:value-type="float" office:value="35.57" calcext:value-type="float">
            <text:p>35,57000000</text:p>
          </table:table-cell>
          <table:table-cell office:value-type="float" office:value="0.000000954698231510131" calcext:value-type="float">
            <text:p>0,00000095470</text:p>
          </table:table-cell>
          <table:table-cell office:value-type="float" office:value="381" calcext:value-type="float">
            <text:p>381,0</text:p>
          </table:table-cell>
          <table:table-cell table:number-columns-repeated="2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.95" calcext:value-type="float">
            <text:p>27,95000000</text:p>
          </table:table-cell>
          <table:table-cell office:value-type="float" office:value="620.8" calcext:value-type="float">
            <text:p>620,8</text:p>
          </table:table-cell>
          <table:table-cell office:value-type="float" office:value="33.04" calcext:value-type="float">
            <text:p>33,04000000</text:p>
          </table:table-cell>
          <table:table-cell office:value-type="float" office:value="0.000000992" calcext:value-type="float">
            <text:p>0,00000099200</text:p>
          </table:table-cell>
          <table:table-cell office:value-type="float" office:value="379" calcext:value-type="float">
            <text:p>379,0</text:p>
          </table:table-cell>
          <table:table-cell table:number-columns-repeated="2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26.27" calcext:value-type="float">
            <text:p>26,27000000</text:p>
          </table:table-cell>
          <table:table-cell office:value-type="float" office:value="613.3" calcext:value-type="float">
            <text:p>613,3</text:p>
          </table:table-cell>
          <table:table-cell office:value-type="float" office:value="30.66" calcext:value-type="float">
            <text:p>30,66000000</text:p>
          </table:table-cell>
          <table:table-cell office:value-type="float" office:value="0.00000105816514253734" calcext:value-type="float">
            <text:p>0,00000105817</text:p>
          </table:table-cell>
          <table:table-cell office:value-type="float" office:value="376.6" calcext:value-type="float">
            <text:p>376,6</text:p>
          </table:table-cell>
          <table:table-cell table:number-columns-repeated="2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24.68" calcext:value-type="float">
            <text:p>24,68000000</text:p>
          </table:table-cell>
          <table:table-cell office:value-type="float" office:value="605.2" calcext:value-type="float">
            <text:p>605,2</text:p>
          </table:table-cell>
          <table:table-cell office:value-type="float" office:value="28.43" calcext:value-type="float">
            <text:p>28,43000000</text:p>
          </table:table-cell>
          <table:table-cell office:value-type="float" office:value="0.00000112874341621076" calcext:value-type="float">
            <text:p>0,00000112874</text:p>
          </table:table-cell>
          <table:table-cell office:value-type="float" office:value="374.2" calcext:value-type="float">
            <text:p>374,2</text:p>
          </table:table-cell>
          <table:table-cell table:number-columns-repeated="2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23.18" calcext:value-type="float">
            <text:p>23,18000000</text:p>
          </table:table-cell>
          <table:table-cell office:value-type="float" office:value="597.1" calcext:value-type="float">
            <text:p>597,1</text:p>
          </table:table-cell>
          <table:table-cell office:value-type="float" office:value="26.33" calcext:value-type="float">
            <text:p>26,33000000</text:p>
          </table:table-cell>
          <table:table-cell office:value-type="float" office:value="0.00000120402917127292" calcext:value-type="float">
            <text:p>0,00000120403</text:p>
          </table:table-cell>
          <table:table-cell office:value-type="float" office:value="371.8" calcext:value-type="float">
            <text:p>371,8</text:p>
          </table:table-cell>
          <table:table-cell table:number-columns-repeated="2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21.74" calcext:value-type="float">
            <text:p>21,74000000</text:p>
          </table:table-cell>
          <table:table-cell office:value-type="float" office:value="589.3" calcext:value-type="float">
            <text:p>589,3</text:p>
          </table:table-cell>
          <table:table-cell office:value-type="float" office:value="24.36" calcext:value-type="float">
            <text:p>24,36000000</text:p>
          </table:table-cell>
          <table:table-cell office:value-type="float" office:value="0.00000128433639076525" calcext:value-type="float">
            <text:p>0,00000128434</text:p>
          </table:table-cell>
          <table:table-cell office:value-type="float" office:value="369.4" calcext:value-type="float">
            <text:p>369,4</text:p>
          </table:table-cell>
          <table:table-cell table:number-columns-repeated="2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20.39" calcext:value-type="float">
            <text:p>20,39000000</text:p>
          </table:table-cell>
          <table:table-cell office:value-type="float" office:value="580.7" calcext:value-type="float">
            <text:p>580,7</text:p>
          </table:table-cell>
          <table:table-cell office:value-type="float" office:value="22.52" calcext:value-type="float">
            <text:p>22,52000000</text:p>
          </table:table-cell>
          <table:table-cell office:value-type="float" office:value="0.00000137" calcext:value-type="float">
            <text:p>0,00000137000</text:p>
          </table:table-cell>
          <table:table-cell office:value-type="float" office:value="367" calcext:value-type="float">
            <text:p>367,0</text:p>
          </table:table-cell>
          <table:table-cell table:number-columns-repeated="2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19.11" calcext:value-type="float">
            <text:p>19,11000000</text:p>
          </table:table-cell>
          <table:table-cell office:value-type="float" office:value="572.4" calcext:value-type="float">
            <text:p>572,4</text:p>
          </table:table-cell>
          <table:table-cell office:value-type="float" office:value="20.79" calcext:value-type="float">
            <text:p>20,79000000</text:p>
          </table:table-cell>
          <table:table-cell office:value-type="float" office:value="0.00000145166588800207" calcext:value-type="float">
            <text:p>0,00000145167</text:p>
          </table:table-cell>
          <table:table-cell office:value-type="float" office:value="364.6" calcext:value-type="float">
            <text:p>364,6</text:p>
          </table:table-cell>
          <table:table-cell table:number-columns-repeated="2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17.88" calcext:value-type="float">
            <text:p>17,88000000</text:p>
          </table:table-cell>
          <table:table-cell office:value-type="float" office:value="564.3" calcext:value-type="float">
            <text:p>564,3</text:p>
          </table:table-cell>
          <table:table-cell office:value-type="float" office:value="19.17" calcext:value-type="float">
            <text:p>19,17000000</text:p>
          </table:table-cell>
          <table:table-cell office:value-type="float" office:value="0.00000153819989079478" calcext:value-type="float">
            <text:p>0,00000153820</text:p>
          </table:table-cell>
          <table:table-cell office:value-type="float" office:value="362.2" calcext:value-type="float">
            <text:p>362,2</text:p>
          </table:table-cell>
          <table:table-cell table:number-columns-repeated="2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16.71" calcext:value-type="float">
            <text:p>16,71000000</text:p>
          </table:table-cell>
          <table:table-cell office:value-type="float" office:value="556" calcext:value-type="float">
            <text:p>556</text:p>
          </table:table-cell>
          <table:table-cell office:value-type="float" office:value="17.66" calcext:value-type="float">
            <text:p>17,66000000</text:p>
          </table:table-cell>
          <table:table-cell office:value-type="float" office:value="0.00000162989219736883" calcext:value-type="float">
            <text:p>0,00000162989</text:p>
          </table:table-cell>
          <table:table-cell office:value-type="float" office:value="359.8" calcext:value-type="float">
            <text:p>359,8</text:p>
          </table:table-cell>
          <table:table-cell table:number-columns-repeated="2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5.62" calcext:value-type="float">
            <text:p>15,62000000</text:p>
          </table:table-cell>
          <table:table-cell office:value-type="float" office:value="547.5" calcext:value-type="float">
            <text:p>547,5</text:p>
          </table:table-cell>
          <table:table-cell office:value-type="float" office:value="16.25" calcext:value-type="float">
            <text:p>16,25000000</text:p>
          </table:table-cell>
          <table:table-cell office:value-type="float" office:value="0.00000172705029492049" calcext:value-type="float">
            <text:p>0,00000172705</text:p>
          </table:table-cell>
          <table:table-cell office:value-type="float" office:value="357.4" calcext:value-type="float">
            <text:p>357,4</text:p>
          </table:table-cell>
          <table:table-cell table:number-columns-repeated="2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14.57" calcext:value-type="float">
            <text:p>14,57000000</text:p>
          </table:table-cell>
          <table:table-cell office:value-type="float" office:value="539.2" calcext:value-type="float">
            <text:p>539,2</text:p>
          </table:table-cell>
          <table:table-cell office:value-type="float" office:value="14.93" calcext:value-type="float">
            <text:p>14,93000000</text:p>
          </table:table-cell>
          <table:table-cell office:value-type="float" office:value="0.00000183" calcext:value-type="float">
            <text:p>0,00000183000</text:p>
          </table:table-cell>
          <table:table-cell office:value-type="float" office:value="355" calcext:value-type="float">
            <text:p>355,0</text:p>
          </table:table-cell>
          <table:table-cell table:number-columns-repeated="2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13.59" calcext:value-type="float">
            <text:p>13,59000000</text:p>
          </table:table-cell>
          <table:table-cell office:value-type="float" office:value="530.7" calcext:value-type="float">
            <text:p>530,7</text:p>
          </table:table-cell>
          <table:table-cell office:value-type="float" office:value="13.7" calcext:value-type="float">
            <text:p>13,70000000</text:p>
          </table:table-cell>
          <table:table-cell office:value-type="float" office:value="0.00000194782023640807" calcext:value-type="float">
            <text:p>0,00000194782</text:p>
          </table:table-cell>
          <table:table-cell office:value-type="float" office:value="352.4" calcext:value-type="float">
            <text:p>352,4</text:p>
          </table:table-cell>
          <table:table-cell table:number-columns-repeated="2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12.65" calcext:value-type="float">
            <text:p>12,65000000</text:p>
          </table:table-cell>
          <table:table-cell office:value-type="float" office:value="522.3" calcext:value-type="float">
            <text:p>522,3</text:p>
          </table:table-cell>
          <table:table-cell office:value-type="float" office:value="12.56" calcext:value-type="float">
            <text:p>12,56000000</text:p>
          </table:table-cell>
          <table:table-cell office:value-type="float" office:value="0.00000207322605101683" calcext:value-type="float">
            <text:p>0,00000207323</text:p>
          </table:table-cell>
          <table:table-cell office:value-type="float" office:value="349.8" calcext:value-type="float">
            <text:p>349,8</text:p>
          </table:table-cell>
          <table:table-cell table:number-columns-repeated="2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11.77" calcext:value-type="float">
            <text:p>11,77000000</text:p>
          </table:table-cell>
          <table:table-cell office:value-type="float" office:value="513.8" calcext:value-type="float">
            <text:p>513,8</text:p>
          </table:table-cell>
          <table:table-cell office:value-type="float" office:value="11.49" calcext:value-type="float">
            <text:p>11,49000000</text:p>
          </table:table-cell>
          <table:table-cell office:value-type="float" office:value="0.00000220670582339835" calcext:value-type="float">
            <text:p>0,00000220671</text:p>
          </table:table-cell>
          <table:table-cell office:value-type="float" office:value="347.2" calcext:value-type="float">
            <text:p>347,2</text:p>
          </table:table-cell>
          <table:table-cell table:number-columns-repeated="2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10.93" calcext:value-type="float">
            <text:p>10,93000000</text:p>
          </table:table-cell>
          <table:table-cell office:value-type="float" office:value="505.6" calcext:value-type="float">
            <text:p>505,6</text:p>
          </table:table-cell>
          <table:table-cell office:value-type="float" office:value="10.5" calcext:value-type="float">
            <text:p>10,50000000</text:p>
          </table:table-cell>
          <table:table-cell office:value-type="float" office:value="0.00000234877937629226" calcext:value-type="float">
            <text:p>0,00000234878</text:p>
          </table:table-cell>
          <table:table-cell office:value-type="float" office:value="344.6" calcext:value-type="float">
            <text:p>344,6</text:p>
          </table:table-cell>
          <table:table-cell table:number-columns-repeated="2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10.15" calcext:value-type="float">
            <text:p>10,15000000</text:p>
          </table:table-cell>
          <table:table-cell office:value-type="float" office:value="496.9" calcext:value-type="float">
            <text:p>496,9</text:p>
          </table:table-cell>
          <table:table-cell office:value-type="float" office:value="9.581" calcext:value-type="float">
            <text:p>9,58100000</text:p>
          </table:table-cell>
          <table:table-cell office:value-type="float" office:value="0.0000025" calcext:value-type="float">
            <text:p>0,00000250000</text:p>
          </table:table-cell>
          <table:table-cell office:value-type="float" office:value="342" calcext:value-type="float">
            <text:p>342,0</text:p>
          </table:table-cell>
          <table:table-cell table:number-columns-repeated="2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9.406" calcext:value-type="float">
            <text:p>9,40600000</text:p>
          </table:table-cell>
          <table:table-cell office:value-type="float" office:value="488.3" calcext:value-type="float">
            <text:p>488,3</text:p>
          </table:table-cell>
          <table:table-cell office:value-type="float" office:value="8.729" calcext:value-type="float">
            <text:p>8,72900000</text:p>
          </table:table-cell>
          <table:table-cell office:value-type="float" office:value="0.00000268579588381844" calcext:value-type="float">
            <text:p>0,00000268580</text:p>
          </table:table-cell>
          <table:table-cell office:value-type="float" office:value="339.4" calcext:value-type="float">
            <text:p>339,4</text:p>
          </table:table-cell>
          <table:table-cell table:number-columns-repeated="2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8.704" calcext:value-type="float">
            <text:p>8,70400000</text:p>
          </table:table-cell>
          <table:table-cell office:value-type="float" office:value="479.9" calcext:value-type="float">
            <text:p>479,9</text:p>
          </table:table-cell>
          <table:table-cell office:value-type="float" office:value="7.94" calcext:value-type="float">
            <text:p>7,94000000</text:p>
          </table:table-cell>
          <table:table-cell office:value-type="float" office:value="0.00000288539981181443" calcext:value-type="float">
            <text:p>0,00000288540</text:p>
          </table:table-cell>
          <table:table-cell office:value-type="float" office:value="336.8" calcext:value-type="float">
            <text:p>336,8</text:p>
          </table:table-cell>
          <table:table-cell table:number-columns-repeated="2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7.42" calcext:value-type="float">
            <text:p>7,42000000</text:p>
          </table:table-cell>
          <table:table-cell office:value-type="float" office:value="463.4" calcext:value-type="float">
            <text:p>463,4</text:p>
          </table:table-cell>
          <table:table-cell office:value-type="float" office:value="6.537" calcext:value-type="float">
            <text:p>6,53700000</text:p>
          </table:table-cell>
          <table:table-cell office:value-type="float" office:value="0.00000333021282960749" calcext:value-type="float">
            <text:p>0,00000333021</text:p>
          </table:table-cell>
          <table:table-cell office:value-type="float" office:value="331.6" calcext:value-type="float">
            <text:p>331,6</text:p>
          </table:table-cell>
          <table:table-cell table:number-columns-repeated="2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6.274" calcext:value-type="float">
            <text:p>6,27400000</text:p>
          </table:table-cell>
          <table:table-cell office:value-type="float" office:value="448" calcext:value-type="float">
            <text:p>448</text:p>
          </table:table-cell>
          <table:table-cell office:value-type="float" office:value="5.346" calcext:value-type="float">
            <text:p>5,34600000</text:p>
          </table:table-cell>
          <table:table-cell office:value-type="float" office:value="0.00000384359818874058" calcext:value-type="float">
            <text:p>0,00000384360</text:p>
          </table:table-cell>
          <table:table-cell office:value-type="float" office:value="326.4" calcext:value-type="float">
            <text:p>326,4</text:p>
          </table:table-cell>
          <table:table-cell table:number-columns-repeated="2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5.276" calcext:value-type="float">
            <text:p>5,27600000</text:p>
          </table:table-cell>
          <table:table-cell office:value-type="float" office:value="432.5" calcext:value-type="float">
            <text:p>432,5</text:p>
          </table:table-cell>
          <table:table-cell office:value-type="float" office:value="4.342" calcext:value-type="float">
            <text:p>4,34200000</text:p>
          </table:table-cell>
          <table:table-cell office:value-type="float" office:value="0.00000443612699619294" calcext:value-type="float">
            <text:p>0,00000443613</text:p>
          </table:table-cell>
          <table:table-cell office:value-type="float" office:value="321.2" calcext:value-type="float">
            <text:p>321,2</text:p>
          </table:table-cell>
          <table:table-cell table:number-columns-repeated="2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.404" calcext:value-type="float">
            <text:p>4,40400000</text:p>
          </table:table-cell>
          <table:table-cell office:value-type="float" office:value="417.6" calcext:value-type="float">
            <text:p>417,6</text:p>
          </table:table-cell>
          <table:table-cell office:value-type="float" office:value="3.501" calcext:value-type="float">
            <text:p>3,50100000</text:p>
          </table:table-cell>
          <table:table-cell office:value-type="float" office:value="0.00000512" calcext:value-type="float">
            <text:p>0,00000512000</text:p>
          </table:table-cell>
          <table:table-cell office:value-type="float" office:value="316" calcext:value-type="float">
            <text:p>316,0</text:p>
          </table:table-cell>
          <table:table-cell table:number-columns-repeated="2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3.646" calcext:value-type="float">
            <text:p>3,64600000</text:p>
          </table:table-cell>
          <table:table-cell office:value-type="float" office:value="403.5" calcext:value-type="float">
            <text:p>403,5</text:p>
          </table:table-cell>
          <table:table-cell office:value-type="float" office:value="2.802" calcext:value-type="float">
            <text:p>2,80200000</text:p>
          </table:table-cell>
          <table:table-cell office:value-type="float" office:value="0.0000061401179368711" calcext:value-type="float">
            <text:p>0,00000614012</text:p>
          </table:table-cell>
          <table:table-cell office:value-type="float" office:value="311.2" calcext:value-type="float">
            <text:p>311,2</text:p>
          </table:table-cell>
          <table:table-cell table:number-columns-repeated="2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2.985" calcext:value-type="float">
            <text:p>2,98500000</text:p>
          </table:table-cell>
          <table:table-cell office:value-type="float" office:value="391.2" calcext:value-type="float">
            <text:p>391,2</text:p>
          </table:table-cell>
          <table:table-cell office:value-type="float" office:value="2.226" calcext:value-type="float">
            <text:p>2,22600000</text:p>
          </table:table-cell>
          <table:table-cell office:value-type="float" office:value="0.00000736348599193089" calcext:value-type="float">
            <text:p>0,00000736349</text:p>
          </table:table-cell>
          <table:table-cell office:value-type="float" office:value="306.4" calcext:value-type="float">
            <text:p>306,4</text:p>
          </table:table-cell>
          <table:table-cell table:number-columns-repeated="2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2.426" calcext:value-type="float">
            <text:p>2,42600000</text:p>
          </table:table-cell>
          <table:table-cell office:value-type="float" office:value="379.7" calcext:value-type="float">
            <text:p>379,7</text:p>
          </table:table-cell>
          <table:table-cell office:value-type="float" office:value="1.756" calcext:value-type="float">
            <text:p>1,75600000</text:p>
          </table:table-cell>
          <table:table-cell office:value-type="float" office:value="0.00000883060008143631" calcext:value-type="float">
            <text:p>0,00000883060</text:p>
          </table:table-cell>
          <table:table-cell office:value-type="float" office:value="301.6" calcext:value-type="float">
            <text:p>301,6</text:p>
          </table:table-cell>
          <table:table-cell table:number-columns-repeated="2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1.967" calcext:value-type="float">
            <text:p>1,96700000</text:p>
          </table:table-cell>
          <table:table-cell office:value-type="float" office:value="366.4" calcext:value-type="float">
            <text:p>366,4</text:p>
          </table:table-cell>
          <table:table-cell office:value-type="float" office:value="1.375" calcext:value-type="float">
            <text:p>1,37500000</text:p>
          </table:table-cell>
          <table:table-cell office:value-type="float" office:value="0.0000105900246002661" calcext:value-type="float">
            <text:p>0,00001059002</text:p>
          </table:table-cell>
          <table:table-cell office:value-type="float" office:value="296.8" calcext:value-type="float">
            <text:p>296,8</text:p>
          </table:table-cell>
          <table:table-cell table:number-columns-repeated="2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1.594" calcext:value-type="float">
            <text:p>1,59400000</text:p>
          </table:table-cell>
          <table:table-cell office:value-type="float" office:value="350.5" calcext:value-type="float">
            <text:p>350,5</text:p>
          </table:table-cell>
          <table:table-cell office:value-type="float" office:value="1.066" calcext:value-type="float">
            <text:p>1,06600000</text:p>
          </table:table-cell>
          <table:table-cell office:value-type="float" office:value="0.0000127" calcext:value-type="float">
            <text:p>0,00001270000</text:p>
          </table:table-cell>
          <table:table-cell office:value-type="float" office:value="292" calcext:value-type="float">
            <text:p>292,0</text:p>
          </table:table-cell>
          <table:table-cell table:number-columns-repeated="2"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1.284" calcext:value-type="float">
            <text:p>1,28400000</text:p>
          </table:table-cell>
          <table:table-cell office:value-type="float" office:value="333.3" calcext:value-type="float">
            <text:p>333,3</text:p>
          </table:table-cell>
          <table:table-cell office:value-type="float" office:value="0.8167" calcext:value-type="float">
            <text:p>0,81670000</text:p>
          </table:table-cell>
          <table:table-cell office:value-type="float" office:value="0.0000156074868021392" calcext:value-type="float">
            <text:p>0,00001560749</text:p>
          </table:table-cell>
          <table:table-cell office:value-type="float" office:value="284.8" calcext:value-type="float">
            <text:p>284,8</text:p>
          </table:table-cell>
          <table:table-cell table:number-columns-repeated="2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1.032" calcext:value-type="float">
            <text:p>1,03200000</text:p>
          </table:table-cell>
          <table:table-cell office:value-type="float" office:value="312.8" calcext:value-type="float">
            <text:p>312,8</text:p>
          </table:table-cell>
          <table:table-cell office:value-type="float" office:value="0.616" calcext:value-type="float">
            <text:p>0,61600000</text:p>
          </table:table-cell>
          <table:table-cell office:value-type="float" office:value="0.0000191806019117284" calcext:value-type="float">
            <text:p>0,00001918060</text:p>
          </table:table-cell>
          <table:table-cell office:value-type="float" office:value="277.6" calcext:value-type="float">
            <text:p>277,6</text:p>
          </table:table-cell>
          <table:table-cell table:number-columns-repeated="2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8183" calcext:value-type="float">
            <text:p>0,81830000</text:p>
          </table:table-cell>
          <table:table-cell office:value-type="float" office:value="291.8" calcext:value-type="float">
            <text:p>291,8</text:p>
          </table:table-cell>
          <table:table-cell office:value-type="float" office:value="0.4559" calcext:value-type="float">
            <text:p>0,45590000</text:p>
          </table:table-cell>
          <table:table-cell office:value-type="float" office:value="0.0000235717315901093" calcext:value-type="float">
            <text:p>0,00002357173</text:p>
          </table:table-cell>
          <table:table-cell office:value-type="float" office:value="270.4" calcext:value-type="float">
            <text:p>270,4</text:p>
          </table:table-cell>
          <table:table-cell table:number-columns-repeated="2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6289" calcext:value-type="float">
            <text:p>0,62890000</text:p>
          </table:table-cell>
          <table:table-cell office:value-type="float" office:value="275.2" calcext:value-type="float">
            <text:p>275,2</text:p>
          </table:table-cell>
          <table:table-cell office:value-type="float" office:value="0.3306" calcext:value-type="float">
            <text:p>0,33060000</text:p>
          </table:table-cell>
          <table:table-cell office:value-type="float" office:value="0.0000289681487949764" calcext:value-type="float">
            <text:p>0,00002896815</text:p>
          </table:table-cell>
          <table:table-cell office:value-type="float" office:value="263.2" calcext:value-type="float">
            <text:p>263,2</text:p>
          </table:table-cell>
          <table:table-cell table:number-columns-repeated="2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4694" calcext:value-type="float">
            <text:p>0,46940000</text:p>
          </table:table-cell>
          <table:table-cell office:value-type="float" office:value="262.8" calcext:value-type="float">
            <text:p>262,8</text:p>
          </table:table-cell>
          <table:table-cell office:value-type="float" office:value="0.2357" calcext:value-type="float">
            <text:p>0,23570000</text:p>
          </table:table-cell>
          <table:table-cell office:value-type="float" office:value="0.0000356" calcext:value-type="float">
            <text:p>0,00003560000</text:p>
          </table:table-cell>
          <table:table-cell office:value-type="float" office:value="256" calcext:value-type="float">
            <text:p>256,0</text:p>
          </table:table-cell>
          <table:table-cell table:number-columns-repeated="2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3411" calcext:value-type="float">
            <text:p>0,34110000</text:p>
          </table:table-cell>
          <table:table-cell office:value-type="float" office:value="254.5" calcext:value-type="float">
            <text:p>254,5</text:p>
          </table:table-cell>
          <table:table-cell office:value-type="float" office:value="0.1659" calcext:value-type="float">
            <text:p>0,16590000</text:p>
          </table:table-cell>
          <table:table-cell office:value-type="float" office:value="0.0000493912726140578" calcext:value-type="float">
            <text:p>0,00004939127</text:p>
          </table:table-cell>
          <table:table-cell office:value-type="float" office:value="253" calcext:value-type="float">
            <text:p>253,0</text:p>
          </table:table-cell>
          <table:table-cell table:number-columns-repeated="2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2443" calcext:value-type="float">
            <text:p>0,24430000</text:p>
          </table:table-cell>
          <table:table-cell office:value-type="float" office:value="245.4" calcext:value-type="float">
            <text:p>245,4</text:p>
          </table:table-cell>
          <table:table-cell office:value-type="float" office:value="0.1156" calcext:value-type="float">
            <text:p>0,11560000</text:p>
          </table:table-cell>
          <table:table-cell office:value-type="float" office:value="0.0000685252193942748" calcext:value-type="float">
            <text:p>0,00006852522</text:p>
          </table:table-cell>
          <table:table-cell office:value-type="float" office:value="250" calcext:value-type="float">
            <text:p>250,0</text:p>
          </table:table-cell>
          <table:table-cell table:number-columns-repeated="2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1729" calcext:value-type="float">
            <text:p>0,17290000</text:p>
          </table:table-cell>
          <table:table-cell office:value-type="float" office:value="241" calcext:value-type="float">
            <text:p>241</text:p>
          </table:table-cell>
          <table:table-cell office:value-type="float" office:value="0.0797" calcext:value-type="float">
            <text:p>0,07970000</text:p>
          </table:table-cell>
          <table:table-cell office:value-type="float" office:value="0.0000950715671921557" calcext:value-type="float">
            <text:p>0,00009507157</text:p>
          </table:table-cell>
          <table:table-cell office:value-type="float" office:value="247" calcext:value-type="float">
            <text:p>247,0</text:p>
          </table:table-cell>
          <table:table-cell table:number-columns-repeated="2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121" calcext:value-type="float">
            <text:p>0,12100000</text:p>
          </table:table-cell>
          <table:table-cell office:value-type="float" office:value="235.4" calcext:value-type="float">
            <text:p>235,4</text:p>
          </table:table-cell>
          <table:table-cell office:value-type="float" office:value="0.05447" calcext:value-type="float">
            <text:p>0,05447000</text:p>
          </table:table-cell>
          <table:table-cell office:value-type="float" office:value="0.000131901845309929" calcext:value-type="float">
            <text:p>0,00013190185</text:p>
          </table:table-cell>
          <table:table-cell office:value-type="float" office:value="244" calcext:value-type="float">
            <text:p>244,0</text:p>
          </table:table-cell>
          <table:table-cell table:number-columns-repeated="2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8393" calcext:value-type="float">
            <text:p>0,08393000</text:p>
          </table:table-cell>
          <table:table-cell office:value-type="float" office:value="229.8" calcext:value-type="float">
            <text:p>229,8</text:p>
          </table:table-cell>
          <table:table-cell office:value-type="float" office:value="0.0369" calcext:value-type="float">
            <text:p>0,03690000</text:p>
          </table:table-cell>
          <table:table-cell office:value-type="float" office:value="0.000183" calcext:value-type="float">
            <text:p>0,00018300000</text:p>
          </table:table-cell>
          <table:table-cell office:value-type="float" office:value="241" calcext:value-type="float">
            <text:p>241,0</text:p>
          </table:table-cell>
          <table:table-cell table:number-columns-repeated="2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5775" calcext:value-type="float">
            <text:p>0,05775000</text:p>
          </table:table-cell>
          <table:table-cell office:value-type="float" office:value="224.1" calcext:value-type="float">
            <text:p>224,1</text:p>
          </table:table-cell>
          <table:table-cell office:value-type="float" office:value="0.02476" calcext:value-type="float">
            <text:p>0,02476000</text:p>
          </table:table-cell>
          <table:table-cell office:value-type="float" office:value="0.000265214976139492" calcext:value-type="float">
            <text:p>0,00026521498</text:p>
          </table:table-cell>
          <table:table-cell office:value-type="float" office:value="237.8" calcext:value-type="float">
            <text:p>237,8</text:p>
          </table:table-cell>
          <table:table-cell table:number-columns-repeated="2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3933" calcext:value-type="float">
            <text:p>0,03933000</text:p>
          </table:table-cell>
          <table:table-cell office:value-type="float" office:value="218.6" calcext:value-type="float">
            <text:p>218,6</text:p>
          </table:table-cell>
          <table:table-cell office:value-type="float" office:value="0.01645" calcext:value-type="float">
            <text:p>0,01645000</text:p>
          </table:table-cell>
          <table:table-cell office:value-type="float" office:value="0.000384366030429898" calcext:value-type="float">
            <text:p>0,00038436603</text:p>
          </table:table-cell>
          <table:table-cell office:value-type="float" office:value="234.6" calcext:value-type="float">
            <text:p>234,6</text:p>
          </table:table-cell>
          <table:table-cell table:number-columns-repeated="2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2663" calcext:value-type="float">
            <text:p>0,02663000</text:p>
          </table:table-cell>
          <table:table-cell office:value-type="float" office:value="212.1" calcext:value-type="float">
            <text:p>212,1</text:p>
          </table:table-cell>
          <table:table-cell office:value-type="float" office:value="0.01081" calcext:value-type="float">
            <text:p>0,01081000</text:p>
          </table:table-cell>
          <table:table-cell office:value-type="float" office:value="0.000557047145296703" calcext:value-type="float">
            <text:p>0,00055704715</text:p>
          </table:table-cell>
          <table:table-cell office:value-type="float" office:value="231.4" calcext:value-type="float">
            <text:p>231,4</text:p>
          </table:table-cell>
          <table:table-cell table:number-columns-repeated="2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01784" calcext:value-type="float">
            <text:p>0,01784000</text:p>
          </table:table-cell>
          <table:table-cell office:value-type="float" office:value="205.3" calcext:value-type="float">
            <text:p>205,3</text:p>
          </table:table-cell>
          <table:table-cell office:value-type="float" office:value="0.007011" calcext:value-type="float">
            <text:p>0,00701100</text:p>
          </table:table-cell>
          <table:table-cell office:value-type="float" office:value="0.000807307351630804" calcext:value-type="float">
            <text:p>0,00080730735</text:p>
          </table:table-cell>
          <table:table-cell office:value-type="float" office:value="228.2" calcext:value-type="float">
            <text:p>228,2</text:p>
          </table:table-cell>
          <table:table-cell table:number-columns-repeated="2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1186" calcext:value-type="float">
            <text:p>0,01186000</text:p>
          </table:table-cell>
          <table:table-cell office:value-type="float" office:value="197.1" calcext:value-type="float">
            <text:p>197,1</text:p>
          </table:table-cell>
          <table:table-cell office:value-type="float" office:value="0.004476" calcext:value-type="float">
            <text:p>0,00447600</text:p>
          </table:table-cell>
          <table:table-cell office:value-type="float" office:value="0.00117" calcext:value-type="float">
            <text:p>0,00117000000</text:p>
          </table:table-cell>
          <table:table-cell office:value-type="float" office:value="225" calcext:value-type="float">
            <text:p>225,0</text:p>
          </table:table-cell>
          <table:table-cell table:number-columns-repeated="2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07725" calcext:value-type="float">
            <text:p>0,00772500</text:p>
          </table:table-cell>
          <table:table-cell office:value-type="float" office:value="189.9" calcext:value-type="float">
            <text:p>189,9</text:p>
          </table:table-cell>
          <table:table-cell office:value-type="float" office:value="0.002808" calcext:value-type="float">
            <text:p>0,00280800</text:p>
          </table:table-cell>
          <table:table-cell office:value-type="float" office:value="0.00182824329349005" calcext:value-type="float">
            <text:p>0,00182824329</text:p>
          </table:table-cell>
          <table:table-cell office:value-type="float" office:value="221.8" calcext:value-type="float">
            <text:p>221,8</text:p>
          </table:table-cell>
          <table:table-cell table:number-columns-repeated="2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04926" calcext:value-type="float">
            <text:p>0,00492600</text:p>
          </table:table-cell>
          <table:table-cell office:value-type="float" office:value="183.8" calcext:value-type="float">
            <text:p>183,8</text:p>
          </table:table-cell>
          <table:table-cell office:value-type="float" office:value="0.001733" calcext:value-type="float">
            <text:p>0,00173300</text:p>
          </table:table-cell>
          <table:table-cell office:value-type="float" office:value="0.00285681499161652" calcext:value-type="float">
            <text:p>0,00285681499</text:p>
          </table:table-cell>
          <table:table-cell office:value-type="float" office:value="218.6" calcext:value-type="float">
            <text:p>218,6</text:p>
          </table:table-cell>
          <table:table-cell table:number-columns-repeated="2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03088" calcext:value-type="float">
            <text:p>0,00308800</text:p>
          </table:table-cell>
          <table:table-cell office:value-type="float" office:value="178.2" calcext:value-type="float">
            <text:p>178,2</text:p>
          </table:table-cell>
          <table:table-cell office:value-type="float" office:value="0.001053" calcext:value-type="float">
            <text:p>0,00105300</text:p>
          </table:table-cell>
          <table:table-cell office:value-type="float" office:value="0.00446406226424335" calcext:value-type="float">
            <text:p>0,00446406226</text:p>
          </table:table-cell>
          <table:table-cell office:value-type="float" office:value="215.4" calcext:value-type="float">
            <text:p>215,4</text:p>
          </table:table-cell>
          <table:table-cell table:number-columns-repeated="2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01898" calcext:value-type="float">
            <text:p>0,00189800</text:p>
          </table:table-cell>
          <table:table-cell office:value-type="float" office:value="173.6" calcext:value-type="float">
            <text:p>173,6</text:p>
          </table:table-cell>
          <table:table-cell office:value-type="float" office:value="0.0006312" calcext:value-type="float">
            <text:p>0,00063120</text:p>
          </table:table-cell>
          <table:table-cell office:value-type="float" office:value="0.00697554862933752" calcext:value-type="float">
            <text:p>0,00697554863</text:p>
          </table:table-cell>
          <table:table-cell office:value-type="float" office:value="212.2" calcext:value-type="float">
            <text:p>212,2</text:p>
          </table:table-cell>
          <table:table-cell table:number-columns-repeated="2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01151" calcext:value-type="float">
            <text:p>0,00115100</text:p>
          </table:table-cell>
          <table:table-cell office:value-type="float" office:value="169.4" calcext:value-type="float">
            <text:p>169,4</text:p>
          </table:table-cell>
          <table:table-cell office:value-type="float" office:value="0.0003736" calcext:value-type="float">
            <text:p>0,00037360</text:p>
          </table:table-cell>
          <table:table-cell office:value-type="float" office:value="0.0109" calcext:value-type="float">
            <text:p>0,01090000000</text:p>
          </table:table-cell>
          <table:table-cell office:value-type="float" office:value="209" calcext:value-type="float">
            <text:p>209,0</text:p>
          </table:table-cell>
          <table:table-cell table:number-columns-repeated="2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006836" calcext:value-type="float">
            <text:p>0,00068360</text:p>
          </table:table-cell>
          <table:table-cell office:value-type="float" office:value="167.2" calcext:value-type="float">
            <text:p>167,2</text:p>
          </table:table-cell>
          <table:table-cell office:value-type="float" office:value="0.0002191" calcext:value-type="float">
            <text:p>0,00021910</text:p>
          </table:table-cell>
          <table:table-cell office:value-type="float" office:value="0.018723141488924" calcext:value-type="float">
            <text:p>0,01872314149</text:p>
          </table:table-cell>
          <table:table-cell office:value-type="float" office:value="208" calcext:value-type="float">
            <text:p>208,0</text:p>
          </table:table-cell>
          <table:table-cell table:number-columns-repeated="2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003995" calcext:value-type="float">
            <text:p>0,00039950</text:p>
          </table:table-cell>
          <table:table-cell office:value-type="float" office:value="167.2" calcext:value-type="float">
            <text:p>167,2</text:p>
          </table:table-cell>
          <table:table-cell office:value-type="float" office:value="0.0001281" calcext:value-type="float">
            <text:p>0,00012810</text:p>
          </table:table-cell>
          <table:table-cell office:value-type="float" office:value="0.0321611034141531" calcext:value-type="float">
            <text:p>0,03216110341</text:p>
          </table:table-cell>
          <table:table-cell office:value-type="float" office:value="208" calcext:value-type="float">
            <text:p>208,0</text:p>
          </table:table-cell>
          <table:table-cell table:number-columns-repeated="2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002314" calcext:value-type="float">
            <text:p>0,00023140</text:p>
          </table:table-cell>
          <table:table-cell office:value-type="float" office:value="169.2" calcext:value-type="float">
            <text:p>169,2</text:p>
          </table:table-cell>
          <table:table-cell office:value-type="float" office:value="0.00007519" calcext:value-type="float">
            <text:p>0,00007519</text:p>
          </table:table-cell>
          <table:table-cell office:value-type="float" office:value="0.0552437513452392" calcext:value-type="float">
            <text:p>0,05524375135</text:p>
          </table:table-cell>
          <table:table-cell office:value-type="float" office:value="208.9" calcext:value-type="float">
            <text:p>208,9</text:p>
          </table:table-cell>
          <table:table-cell table:number-columns-repeated="2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001347" calcext:value-type="float">
            <text:p>0,00013470</text:p>
          </table:table-cell>
          <table:table-cell office:value-type="float" office:value="172" calcext:value-type="float">
            <text:p>172</text:p>
          </table:table-cell>
          <table:table-cell office:value-type="float" office:value="0.0000445" calcext:value-type="float">
            <text:p>0,00004450</text:p>
          </table:table-cell>
          <table:table-cell office:value-type="float" office:value="0.0948932635610874" calcext:value-type="float">
            <text:p>0,09489326356</text:p>
          </table:table-cell>
          <table:table-cell office:value-type="float" office:value="210.5" calcext:value-type="float">
            <text:p>210,5</text:p>
          </table:table-cell>
          <table:table-cell table:number-columns-repeated="2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000789" calcext:value-type="float">
            <text:p>0,00007890</text:p>
          </table:table-cell>
          <table:table-cell office:value-type="float" office:value="175.4" calcext:value-type="float">
            <text:p>175,4</text:p>
          </table:table-cell>
          <table:table-cell office:value-type="float" office:value="0.0000266" calcext:value-type="float">
            <text:p>0,00002660</text:p>
          </table:table-cell>
          <table:table-cell office:value-type="float" office:value="0.163" calcext:value-type="float">
            <text:p>0,16300000000</text:p>
          </table:table-cell>
          <table:table-cell office:value-type="float" office:value="213" calcext:value-type="float">
            <text:p>213,0</text:p>
          </table:table-cell>
          <table:table-cell table:number-columns-repeated="2"/>
        </table:table-row>
        <table:table-row table:style-name="ro1">
          <table:table-cell office:value-type="float" office:value="130" calcext:value-type="float">
            <text:p>130</text:p>
          </table:table-cell>
          <table:table-cell table:style-name="ce5" office:value-type="float" office:value="0.00000003972" calcext:value-type="float">
            <text:p>0,00000003972</text:p>
          </table:table-cell>
          <table:table-cell office:value-type="float" office:value="262" calcext:value-type="float">
            <text:p>262</text:p>
          </table:table-cell>
          <table:table-cell table:style-name="ce7" office:value-type="float" office:value="0.000000019907" calcext:value-type="float">
            <text:p>0,000000019907</text:p>
          </table:table-cell>
          <table:table-cell table:style-name="ce8" office:value-type="float" office:value="1300" calcext:value-type="float">
            <text:p>1 300,00</text:p>
          </table:table-cell>
          <table:table-cell office:value-type="float" office:value="246" calcext:value-type="float">
            <text:p>246,0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Cyr" svg:font-family="'Arial Cyr'"/>
    <style:font-face style:name="NSimSun" svg:font-family="NSimSun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Microsoft YaHei" style:language-asian="zh" style:country-asian="CN" style:font-name-complex="Mangal" style:language-complex="hi" style:country-complex="IN"/>
    </style:default-style>
    <style:default-style style:family="graphic">
      <style:graphic-properties draw:stroke="solid" svg:stroke-width="0.71mm" svg:stroke-color="#385d8a" draw:fill-color="#4f81bd" fo:wrap-option="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ru" fo:country="RU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1" loext:min-decimal-places="1" number:min-integer-digits="1"/>
    </number:number-style>
    <number:number-style style:name="N108" number:title="Особый">
      <number:scientific-number number:decimal-places="4" loext:min-decimal-places="4" number:min-integer-digits="1" number:min-exponent-digits="2" loext:exponent-interval="1" loext:forced-exponent-sign="true"/>
    </number:number-style>
    <number:number-style style:name="N109" number:title="Особый">
      <number:scientific-number number:decimal-places="3" loext:min-decimal-places="3" number:min-integer-digits="1" number:min-exponent-digits="2" loext:exponent-interval="1" loext:forced-exponent-sign="true"/>
    </number:number-style>
    <number:number-style style:name="N110">
      <number:scientific-number number:decimal-places="0" loext:min-decimal-places="0" number:min-integer-digits="1" number:min-exponent-digits="2" loext:exponent-interval="1" loext:forced-exponent-sign="true"/>
    </number:number-style>
    <number:number-style style:name="N111" number:title="Особый">
      <number:number number:decimal-places="11" loext:min-decimal-places="11" number:min-integer-digits="1"/>
    </number:number-style>
    <number:number-style style:name="N112" number:title="Особый">
      <number:number number:decimal-places="12" loext:min-decimal-places="12" number:min-integer-digits="1"/>
    </number:number-style>
    <number:number-style style:name="N113" number:title="Особый">
      <number:number number:decimal-places="8" loext:min-decimal-places="8"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Arial Cyr" fo:font-family="'Arial Cyr'" fo:font-size="10pt" style:font-name-asian="Arial Cyr" style:font-family-asian="'Arial Cyr'" style:font-size-asian="10pt" style:font-name-complex="Arial Cyr" style:font-family-complex="'Arial Cyr'" style:font-size-complex="10pt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margin-top="12.7mm" fo:margin-bottom="12.7mm" fo:margin-left="19.05mm" fo:margin-right="19.05mm" style:print="charts drawings objects"/>
      <style:header-style>
        <style:header-footer-properties fo:min-height="12.7mm" fo:margin-left="0mm" fo:margin-right="0mm" fo:margin-bottom="0mm"/>
      </style:header-style>
      <style:footer-style>
        <style:header-footer-properties fo:min-height="12.7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7-02">00.00.0000</text:date>, <text:time style:data-style-name="N2" text:time-value="14:31:36.930000000"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2.8.2$Windows_x86 LibreOffice_project/f82ddfca21ebc1e222a662a32b25c0c9d20169ee</meta:generator>
    <meta:initial-creator>ххх</meta:initial-creator>
    <meta:creation-date>2007-01-29T13:04:12Z</meta:creation-date>
    <dc:date>2020-07-02T14:51:47.487000000</dc:date>
    <meta:editing-duration>PT26M1S</meta:editing-duration>
    <meta:editing-cycles>5</meta:editing-cycles>
    <meta:document-statistic meta:table-count="1" meta:cell-count="416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10">
      <number:scientific-number number:decimal-places="0" loext:min-decimal-places="0" number:min-integer-digits="1" number:min-exponent-digits="2" loext:exponent-interval="1" loext:forced-exponent-sign="true"/>
    </number:number-style>
    <style:style style:name="ch1" style:family="chart">
      <style:graphic-properties draw:stroke="none" draw:fill="none"/>
    </style:style>
    <style:style style:name="ch2" style:family="chart">
      <style:chart-properties style:rotation-angle="0"/>
      <style:text-properties fo:color="#000000" style:text-position="0% 100%" fo:font-family="Arial" fo:font-size="12.0002403259277pt" style:font-family-asian="'Arial Cyr'" style:font-size-asian="12.0002403259277pt" style:font-family-complex="Arial" style:font-family-generic-complex="swiss" style:font-size-complex="12.0002403259277pt"/>
    </style:style>
    <style:style style:name="ch3" style:family="chart">
      <style:graphic-properties svg:stroke-width="0.009cm" draw:fill="solid" draw:fill-color="#ffffff"/>
      <style:text-properties fo:color="#000000" style:text-position="0% 100%" fo:font-family="Arial" fo:font-size="10.0000801086426pt" fo:font-weight="bold" style:font-family-asian="'Arial Cyr'" style:font-size-asian="10.0000801086426pt" style:font-weight-asian="bold" style:font-family-complex="Arial" style:font-family-generic-complex="swiss" style:font-size-complex="10.0000801086426pt" style:font-weight-complex="bold"/>
    </style:style>
    <style:style style:name="ch4" style:family="chart">
      <style:chart-properties chart:interpolation="cubic-spline" chart:treat-empty-cells="ignore"/>
      <style:graphic-properties svg:stroke-width="0.071cm" svg:stroke-color="#808080" draw:fill-color="#ffffff"/>
    </style:style>
    <style:style style:name="ch5" style:family="chart" style:data-style-name="N0">
      <style:chart-properties chart:display-label="true" chart:logarithmic="false" chart:maximum="130" chart:interval-major="10" chart:reverse-direction="false" text:line-break="false" loext:try-staggering-first="false" chart:link-data-style-to-source="true" chart:axis-position="0.00000001" chart:axis-label-position="outside-start" chart:tick-mark-position="at-labels"/>
      <style:graphic-properties svg:stroke-width="0.009cm"/>
      <style:text-properties fo:color="#000000" style:text-position="0% 100%" fo:font-family="Arial" fo:font-size="10.0000801086426pt" style:font-family-asian="Arial" style:font-size-asian="10.0000801086426pt" style:font-family-complex="Arial" style:font-size-complex="10.0000801086426pt"/>
    </style:style>
    <style:style style:name="ch6" style:family="chart">
      <style:chart-properties style:rotation-angle="0"/>
      <style:text-properties fo:color="#000000" style:text-position="0% 100%" fo:font-family="Arial" fo:font-size="12.0002403259277pt" fo:font-weight="bold" style:font-family-asian="'Arial Cyr'" style:font-size-asian="12.0002403259277pt" style:font-weight-asian="bold" style:font-family-complex="Arial" style:font-family-generic-complex="swiss" style:font-size-complex="12.0002403259277pt" style:font-weight-complex="bold"/>
    </style:style>
    <style:style style:name="ch7" style:family="chart">
      <style:graphic-properties svg:stroke-width="0.009cm"/>
    </style:style>
    <style:style style:name="ch8" style:family="chart" style:data-style-name="N0">
      <style:chart-properties chart:display-label="true" chart:logarithmic="false" chart:reverse-direction="false" text:line-break="false" loext:try-staggering-first="false" chart:link-data-style-to-source="true" chart:visible="false" chart:axis-position="end"/>
      <style:graphic-properties svg:stroke-width="0.026cm" svg:stroke-color="#868686"/>
      <style:text-properties fo:color="#000000" style:text-position="0% 100%" fo:font-family="Arial" fo:font-size="10.0000801086426pt" style:font-family-asian="'Arial Cyr'" style:font-size-asian="10.0000801086426pt" style:font-family-complex="Arial" style:font-family-generic-complex="swiss" style:font-size-complex="10.0000801086426pt"/>
    </style:style>
    <style:style style:name="ch9" style:family="chart" style:data-style-name="N110">
      <style:chart-properties chart:display-label="true" chart:logarithmic="true" chart:minimum="0.00000001" chart:maximum="100.1" chart:origin="0.00000001" chart:gap-width="150" chart:reverse-direction="false" text:line-break="false" loext:try-staggering-first="false" chart:link-data-style-to-source="false" chart:axis-position="0" chart:axis-label-position="outside-start" chart:tick-mark-position="at-labels"/>
      <style:graphic-properties svg:stroke-width="0.009cm"/>
      <style:text-properties fo:color="#000000" style:text-position="0% 100%" fo:font-family="Arial" fo:font-size="10.0000801086426pt" style:font-family-asian="'Arial Cyr'" style:font-size-asian="10.0000801086426pt" style:font-family-complex="Arial" style:font-family-generic-complex="swiss" style:font-size-complex="10.0000801086426pt"/>
    </style:style>
    <style:style style:name="ch10" style:family="chart">
      <style:chart-properties style:rotation-angle="90"/>
      <style:text-properties fo:color="#000000" style:text-position="0% 100%" fo:font-family="Arial" fo:font-size="12.0002403259277pt" fo:font-weight="bold" style:font-family-asian="'Arial Cyr'" style:font-size-asian="12.0002403259277pt" style:font-weight-asian="bold" style:font-family-complex="Arial" style:font-family-generic-complex="swiss" style:font-size-complex="12.0002403259277pt" style:font-weight-complex="bold"/>
    </style:style>
    <style:style style:name="ch11" style:family="chart" style:data-style-name="N0">
      <style:chart-properties chart:display-label="true" chart:tick-marks-major-inner="true" chart:tick-marks-major-outer="true" chart:logarithmic="false" chart:maximum="1000" chart:gap-width="150" chart:reverse-direction="false" text:line-break="false" loext:try-staggering-first="false" chart:link-data-style-to-source="true" chart:axis-position="end"/>
      <style:graphic-properties svg:stroke-width="0.009cm"/>
      <style:text-properties fo:color="#000000" style:text-position="0% 100%" fo:font-family="Arial" fo:font-size="10.0000801086426pt" style:font-family-asian="'Arial Cyr'" style:font-size-asian="10.0000801086426pt" style:font-family-complex="Arial" style:font-family-generic-complex="swiss" style:font-size-complex="10.0000801086426pt"/>
    </style:style>
    <style:style style:name="ch12" style:family="chart" style:data-style-name="N110">
      <style:chart-properties chart:symbol-type="none" chart:link-data-style-to-source="true"/>
      <style:graphic-properties svg:stroke-width="0.071cm" svg:stroke-color="#0070c0" draw:fill="none" draw:fill-color="#0070c0"/>
      <style:text-properties fo:font-size="10pt" style:font-size-asian="10pt" style:font-size-complex="10pt"/>
    </style:style>
    <style:style style:name="ch13" style:family="chart" style:data-style-name="N110">
      <style:chart-properties chart:symbol-type="none" chart:link-data-style-to-source="true"/>
      <style:graphic-properties draw:stroke="dash" draw:stroke-dash="Dash" svg:stroke-width="0.071cm" svg:stroke-color="#ff0000" draw:fill="none" draw:fill-color="#ff0000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draw:stroke="dash" draw:stroke-dash="SysDot" svg:stroke-width="0.071cm" svg:stroke-color="#00b050" draw:fill="none" draw:fill-color="#00b050"/>
      <style:text-properties fo:font-size="10pt" style:font-size-asian="10pt" style:font-size-complex="10pt"/>
    </style:style>
    <style:style style:name="ch15" style:family="chart">
      <style:graphic-properties draw:stroke="solid" svg:stroke-width="0.071cm" svg:stroke-color="#808080" draw:fill="solid" draw:fill-color="#ffffff"/>
    </style:style>
    <style:style style:name="ch16" style:family="chart">
      <style:graphic-properties draw:fill-color="#d9d9d9"/>
    </style:style>
  </office:automatic-styles>
  <office:body>
    <office:chart>
      <chart:chart svg:width="25.586cm" svg:height="15.603cm" xlink:href=".." xlink:type="simple" chart:class="chart:scatter" chart:style-name="ch1">
        <chart:title svg:x="9.731cm" svg:y="0.318cm" chart:style-name="ch2">
          <text:p>Venusian atmosphere VIRA-30</text:p>
        </chart:title>
        <chart:legend chart:legend-position="end" svg:x="19.355cm" svg:y="2.68cm" style:legend-expansion="high" chart:style-name="ch3"/>
        <chart:plot-area chart:style-name="ch4" table:cell-range-address="Диаграмма1.A38:Диаграмма1.C105 Диаграмма1.B37:Диаграмма1.C37 Диаграмма1.D37:Диаграмма1.D105" chart:data-source-has-labels="row" svg:x="0.947cm" svg:y="1.341cm" svg:width="23.827cm" svg:height="13.197cm">
          <chartooo:coordinate-region svg:x="2.203cm" svg:y="1.541cm" svg:width="21.578cm" svg:height="12.35cm"/>
          <chart:axis chart:dimension="x" chart:name="primary-x" chart:style-name="ch5">
            <chart:title svg:x="11.692cm" svg:y="14.7cm" chart:style-name="ch6">
              <text:p>Height, km</text:p>
            </chart:title>
            <chart:grid chart:style-name="ch7" chart:class="major"/>
          </chart:axis>
          <chart:axis chart:dimension="x" chart:name="secondary-x" chart:style-name="ch8"/>
          <chart:axis chart:dimension="y" chart:name="primary-y" chart:style-name="ch9">
            <chart:title svg:x="0.205cm" svg:y="9.566cm" chart:style-name="ch10">
              <text:p>Pressure (P) &amp; Density (Ro)</text:p>
            </chart:title>
            <chart:grid chart:style-name="ch7" chart:class="major"/>
          </chart:axis>
          <chart:axis chart:dimension="y" chart:name="secondary-y" chart:style-name="ch11">
            <chart:title svg:x="24.709cm" svg:y="5.785cm" chart:style-name="ch10">
              <text:p>Temperature (T)</text:p>
            </chart:title>
          </chart:axis>
          <chart:series chart:attached-axis="primary-y" chart:style-name="ch12" chart:values-cell-range-address="Диаграмма1.B38:Диаграмма1.B105" chart:label-cell-address="Диаграмма1.B37:Диаграмма1.B37" chart:class="chart:scatter">
            <chart:domain table:cell-range-address="Диаграмма1.A38:Диаграмма1.A105"/>
            <chart:data-point chart:repeated="68"/>
          </chart:series>
          <chart:series chart:attached-axis="primary-y" chart:style-name="ch13" chart:values-cell-range-address="Диаграмма1.D38:Диаграмма1.D105" chart:label-cell-address="Диаграмма1.D37:Диаграмма1.D37" chart:class="chart:scatter">
            <chart:data-point chart:repeated="68"/>
          </chart:series>
          <chart:series chart:attached-axis="secondary-y" chart:style-name="ch14" chart:values-cell-range-address="Диаграмма1.C38:Диаграмма1.C105" chart:label-cell-address="Диаграмма1.C37:Диаграмма1.C37" chart:class="chart:scatter">
            <chart:data-point chart:repeated="68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A</text:p>
              </table:table-cell>
              <table:table-cell office:value-type="string">
                <text:p>Ro, kg/m³</text:p>
                <draw:g>
                  <svg:desc>Диаграмма1.B37:Диаграмма1.B37</svg:desc>
                </draw:g>
              </table:table-cell>
              <table:table-cell office:value-type="string">
                <text:p>P, bar</text:p>
                <draw:g>
                  <svg:desc>Диаграмма1.D37:Диаграмма1.D37</svg:desc>
                </draw:g>
              </table:table-cell>
              <table:table-cell office:value-type="string">
                <text:p>T, K</text:p>
                <draw:g>
                  <svg:desc>Диаграмма1.C37:Диаграмма1.C37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Диаграмма1.A38:Диаграмма1.A105</svg:desc>
                </draw:g>
              </table:table-cell>
              <table:table-cell office:value-type="float" office:value="64.79">
                <text:p>64.79</text:p>
                <draw:g>
                  <svg:desc>Диаграмма1.B38:Диаграмма1.B105</svg:desc>
                </draw:g>
              </table:table-cell>
              <table:table-cell office:value-type="float" office:value="92.1">
                <text:p>92.1</text:p>
                <draw:g>
                  <svg:desc>Диаграмма1.D38:Диаграмма1.D105</svg:desc>
                </draw:g>
              </table:table-cell>
              <table:table-cell office:value-type="float" office:value="735.3">
                <text:p>735.3</text:p>
                <draw:g>
                  <svg:desc>Диаграмма1.C38:Диаграмма1.C105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">
                <text:p>1</text:p>
              </table:table-cell>
              <table:table-cell office:value-type="float" office:value="61.56">
                <text:p>61.56</text:p>
              </table:table-cell>
              <table:table-cell office:value-type="float" office:value="86.45">
                <text:p>86.45</text:p>
              </table:table-cell>
              <table:table-cell office:value-type="float" office:value="727.7">
                <text:p>727.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">
                <text:p>2</text:p>
              </table:table-cell>
              <table:table-cell office:value-type="float" office:value="58.45">
                <text:p>58.45</text:p>
              </table:table-cell>
              <table:table-cell office:value-type="float" office:value="81.09">
                <text:p>81.09</text:p>
              </table:table-cell>
              <table:table-cell office:value-type="float" office:value="720.2">
                <text:p>720.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">
                <text:p>3</text:p>
              </table:table-cell>
              <table:table-cell office:value-type="float" office:value="55.47">
                <text:p>55.47</text:p>
              </table:table-cell>
              <table:table-cell office:value-type="float" office:value="76.01">
                <text:p>76.01</text:p>
              </table:table-cell>
              <table:table-cell office:value-type="float" office:value="712.4">
                <text:p>712.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  <table:table-cell office:value-type="float" office:value="52.62">
                <text:p>52.62</text:p>
              </table:table-cell>
              <table:table-cell office:value-type="float" office:value="71.2">
                <text:p>71.2</text:p>
              </table:table-cell>
              <table:table-cell office:value-type="float" office:value="704.6">
                <text:p>704.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">
                <text:p>5</text:p>
              </table:table-cell>
              <table:table-cell office:value-type="float" office:value="49.87">
                <text:p>49.87</text:p>
              </table:table-cell>
              <table:table-cell office:value-type="float" office:value="66.65">
                <text:p>66.65</text:p>
              </table:table-cell>
              <table:table-cell office:value-type="float" office:value="696.8">
                <text:p>696.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6">
                <text:p>6</text:p>
              </table:table-cell>
              <table:table-cell office:value-type="float" office:value="47.24">
                <text:p>47.24</text:p>
              </table:table-cell>
              <table:table-cell office:value-type="float" office:value="62.35">
                <text:p>62.35</text:p>
              </table:table-cell>
              <table:table-cell office:value-type="float" office:value="688.8">
                <text:p>688.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7">
                <text:p>7</text:p>
              </table:table-cell>
              <table:table-cell office:value-type="float" office:value="44.71">
                <text:p>44.71</text:p>
              </table:table-cell>
              <table:table-cell office:value-type="float" office:value="58.28">
                <text:p>58.28</text:p>
              </table:table-cell>
              <table:table-cell office:value-type="float" office:value="681.1">
                <text:p>681.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  <table:table-cell office:value-type="float" office:value="42.26">
                <text:p>42.26</text:p>
              </table:table-cell>
              <table:table-cell office:value-type="float" office:value="54.44">
                <text:p>54.44</text:p>
              </table:table-cell>
              <table:table-cell office:value-type="float" office:value="673.6">
                <text:p>673.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  <table:table-cell office:value-type="float" office:value="39.95">
                <text:p>39.95</text:p>
              </table:table-cell>
              <table:table-cell office:value-type="float" office:value="50.81">
                <text:p>50.81</text:p>
              </table:table-cell>
              <table:table-cell office:value-type="float" office:value="665.8">
                <text:p>665.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10">
                <text:p>10</text:p>
              </table:table-cell>
              <table:table-cell office:value-type="float" office:value="37.72">
                <text:p>37.72</text:p>
              </table:table-cell>
              <table:table-cell office:value-type="float" office:value="47.39">
                <text:p>47.39</text:p>
              </table:table-cell>
              <table:table-cell office:value-type="float" office:value="658.2">
                <text:p>658.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1">
                <text:p>11</text:p>
              </table:table-cell>
              <table:table-cell office:value-type="float" office:value="35.58">
                <text:p>35.58</text:p>
              </table:table-cell>
              <table:table-cell office:value-type="float" office:value="44.16">
                <text:p>44.16</text:p>
              </table:table-cell>
              <table:table-cell office:value-type="float" office:value="650.6">
                <text:p>650.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  <table:table-cell office:value-type="float" office:value="33.54">
                <text:p>33.54</text:p>
              </table:table-cell>
              <table:table-cell office:value-type="float" office:value="41.12">
                <text:p>41.12</text:p>
              </table:table-cell>
              <table:table-cell office:value-type="float" office:value="643.2">
                <text:p>643.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3">
                <text:p>13</text:p>
              </table:table-cell>
              <table:table-cell office:value-type="float" office:value="31.6">
                <text:p>31.6</text:p>
              </table:table-cell>
              <table:table-cell office:value-type="float" office:value="38.26">
                <text:p>38.26</text:p>
              </table:table-cell>
              <table:table-cell office:value-type="float" office:value="635.5">
                <text:p>635.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4">
                <text:p>14</text:p>
              </table:table-cell>
              <table:table-cell office:value-type="float" office:value="29.74">
                <text:p>29.74</text:p>
              </table:table-cell>
              <table:table-cell office:value-type="float" office:value="35.57">
                <text:p>35.57</text:p>
              </table:table-cell>
              <table:table-cell office:value-type="float" office:value="628.1">
                <text:p>628.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5">
                <text:p>15</text:p>
              </table:table-cell>
              <table:table-cell office:value-type="float" office:value="27.95">
                <text:p>27.95</text:p>
              </table:table-cell>
              <table:table-cell office:value-type="float" office:value="33.04">
                <text:p>33.04</text:p>
              </table:table-cell>
              <table:table-cell office:value-type="float" office:value="620.8">
                <text:p>620.8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6">
                <text:p>16</text:p>
              </table:table-cell>
              <table:table-cell office:value-type="float" office:value="26.27">
                <text:p>26.27</text:p>
              </table:table-cell>
              <table:table-cell office:value-type="float" office:value="30.66">
                <text:p>30.66</text:p>
              </table:table-cell>
              <table:table-cell office:value-type="float" office:value="613.3">
                <text:p>613.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7">
                <text:p>17</text:p>
              </table:table-cell>
              <table:table-cell office:value-type="float" office:value="24.68">
                <text:p>24.68</text:p>
              </table:table-cell>
              <table:table-cell office:value-type="float" office:value="28.43">
                <text:p>28.43</text:p>
              </table:table-cell>
              <table:table-cell office:value-type="float" office:value="605.2">
                <text:p>605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8">
                <text:p>18</text:p>
              </table:table-cell>
              <table:table-cell office:value-type="float" office:value="23.18">
                <text:p>23.18</text:p>
              </table:table-cell>
              <table:table-cell office:value-type="float" office:value="26.33">
                <text:p>26.33</text:p>
              </table:table-cell>
              <table:table-cell office:value-type="float" office:value="597.1">
                <text:p>597.1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9">
                <text:p>19</text:p>
              </table:table-cell>
              <table:table-cell office:value-type="float" office:value="21.74">
                <text:p>21.74</text:p>
              </table:table-cell>
              <table:table-cell office:value-type="float" office:value="24.36">
                <text:p>24.36</text:p>
              </table:table-cell>
              <table:table-cell office:value-type="float" office:value="589.3">
                <text:p>589.3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">
                <text:p>20</text:p>
              </table:table-cell>
              <table:table-cell office:value-type="float" office:value="20.39">
                <text:p>20.39</text:p>
              </table:table-cell>
              <table:table-cell office:value-type="float" office:value="22.52">
                <text:p>22.52</text:p>
              </table:table-cell>
              <table:table-cell office:value-type="float" office:value="580.7">
                <text:p>580.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1">
                <text:p>21</text:p>
              </table:table-cell>
              <table:table-cell office:value-type="float" office:value="19.11">
                <text:p>19.11</text:p>
              </table:table-cell>
              <table:table-cell office:value-type="float" office:value="20.79">
                <text:p>20.79</text:p>
              </table:table-cell>
              <table:table-cell office:value-type="float" office:value="572.4">
                <text:p>572.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2">
                <text:p>22</text:p>
              </table:table-cell>
              <table:table-cell office:value-type="float" office:value="17.88">
                <text:p>17.88</text:p>
              </table:table-cell>
              <table:table-cell office:value-type="float" office:value="19.17">
                <text:p>19.17</text:p>
              </table:table-cell>
              <table:table-cell office:value-type="float" office:value="564.3">
                <text:p>564.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3">
                <text:p>23</text:p>
              </table:table-cell>
              <table:table-cell office:value-type="float" office:value="16.71">
                <text:p>16.71</text:p>
              </table:table-cell>
              <table:table-cell office:value-type="float" office:value="17.66">
                <text:p>17.66</text:p>
              </table:table-cell>
              <table:table-cell office:value-type="float" office:value="556">
                <text:p>55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4">
                <text:p>24</text:p>
              </table:table-cell>
              <table:table-cell office:value-type="float" office:value="15.62">
                <text:p>15.62</text:p>
              </table:table-cell>
              <table:table-cell office:value-type="float" office:value="16.25">
                <text:p>16.25</text:p>
              </table:table-cell>
              <table:table-cell office:value-type="float" office:value="547.5">
                <text:p>547.5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5">
                <text:p>25</text:p>
              </table:table-cell>
              <table:table-cell office:value-type="float" office:value="14.57">
                <text:p>14.57</text:p>
              </table:table-cell>
              <table:table-cell office:value-type="float" office:value="14.93">
                <text:p>14.93</text:p>
              </table:table-cell>
              <table:table-cell office:value-type="float" office:value="539.2">
                <text:p>539.2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">
                <text:p>26</text:p>
              </table:table-cell>
              <table:table-cell office:value-type="float" office:value="13.59">
                <text:p>13.59</text:p>
              </table:table-cell>
              <table:table-cell office:value-type="float" office:value="13.7">
                <text:p>13.7</text:p>
              </table:table-cell>
              <table:table-cell office:value-type="float" office:value="530.7">
                <text:p>530.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7">
                <text:p>27</text:p>
              </table:table-cell>
              <table:table-cell office:value-type="float" office:value="12.65">
                <text:p>12.65</text:p>
              </table:table-cell>
              <table:table-cell office:value-type="float" office:value="12.56">
                <text:p>12.56</text:p>
              </table:table-cell>
              <table:table-cell office:value-type="float" office:value="522.3">
                <text:p>522.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8">
                <text:p>28</text:p>
              </table:table-cell>
              <table:table-cell office:value-type="float" office:value="11.77">
                <text:p>11.77</text:p>
              </table:table-cell>
              <table:table-cell office:value-type="float" office:value="11.49">
                <text:p>11.49</text:p>
              </table:table-cell>
              <table:table-cell office:value-type="float" office:value="513.8">
                <text:p>513.8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9">
                <text:p>29</text:p>
              </table:table-cell>
              <table:table-cell office:value-type="float" office:value="10.93">
                <text:p>10.93</text:p>
              </table:table-cell>
              <table:table-cell office:value-type="float" office:value="10.5">
                <text:p>10.5</text:p>
              </table:table-cell>
              <table:table-cell office:value-type="float" office:value="505.6">
                <text:p>505.6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30">
                <text:p>30</text:p>
              </table:table-cell>
              <table:table-cell office:value-type="float" office:value="10.15">
                <text:p>10.15</text:p>
              </table:table-cell>
              <table:table-cell office:value-type="float" office:value="9.581">
                <text:p>9.581</text:p>
              </table:table-cell>
              <table:table-cell office:value-type="float" office:value="496.9">
                <text:p>496.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31">
                <text:p>31</text:p>
              </table:table-cell>
              <table:table-cell office:value-type="float" office:value="9.406">
                <text:p>9.406</text:p>
              </table:table-cell>
              <table:table-cell office:value-type="float" office:value="8.729">
                <text:p>8.729</text:p>
              </table:table-cell>
              <table:table-cell office:value-type="float" office:value="488.3">
                <text:p>488.3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32">
                <text:p>32</text:p>
              </table:table-cell>
              <table:table-cell office:value-type="float" office:value="8.704">
                <text:p>8.704</text:p>
              </table:table-cell>
              <table:table-cell office:value-type="float" office:value="7.94">
                <text:p>7.94</text:p>
              </table:table-cell>
              <table:table-cell office:value-type="float" office:value="479.9">
                <text:p>479.9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34">
                <text:p>34</text:p>
              </table:table-cell>
              <table:table-cell office:value-type="float" office:value="7.42">
                <text:p>7.42</text:p>
              </table:table-cell>
              <table:table-cell office:value-type="float" office:value="6.537">
                <text:p>6.537</text:p>
              </table:table-cell>
              <table:table-cell office:value-type="float" office:value="463.4">
                <text:p>463.4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36">
                <text:p>36</text:p>
              </table:table-cell>
              <table:table-cell office:value-type="float" office:value="6.274">
                <text:p>6.274</text:p>
              </table:table-cell>
              <table:table-cell office:value-type="float" office:value="5.346">
                <text:p>5.346</text:p>
              </table:table-cell>
              <table:table-cell office:value-type="float" office:value="448">
                <text:p>44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38">
                <text:p>38</text:p>
              </table:table-cell>
              <table:table-cell office:value-type="float" office:value="5.276">
                <text:p>5.276</text:p>
              </table:table-cell>
              <table:table-cell office:value-type="float" office:value="4.342">
                <text:p>4.342</text:p>
              </table:table-cell>
              <table:table-cell office:value-type="float" office:value="432.5">
                <text:p>432.5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40">
                <text:p>40</text:p>
              </table:table-cell>
              <table:table-cell office:value-type="float" office:value="4.404">
                <text:p>4.404</text:p>
              </table:table-cell>
              <table:table-cell office:value-type="float" office:value="3.501">
                <text:p>3.501</text:p>
              </table:table-cell>
              <table:table-cell office:value-type="float" office:value="417.6">
                <text:p>417.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42">
                <text:p>42</text:p>
              </table:table-cell>
              <table:table-cell office:value-type="float" office:value="3.646">
                <text:p>3.646</text:p>
              </table:table-cell>
              <table:table-cell office:value-type="float" office:value="2.802">
                <text:p>2.802</text:p>
              </table:table-cell>
              <table:table-cell office:value-type="float" office:value="403.5">
                <text:p>403.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44">
                <text:p>44</text:p>
              </table:table-cell>
              <table:table-cell office:value-type="float" office:value="2.985">
                <text:p>2.985</text:p>
              </table:table-cell>
              <table:table-cell office:value-type="float" office:value="2.226">
                <text:p>2.226</text:p>
              </table:table-cell>
              <table:table-cell office:value-type="float" office:value="391.2">
                <text:p>391.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46">
                <text:p>46</text:p>
              </table:table-cell>
              <table:table-cell office:value-type="float" office:value="2.426">
                <text:p>2.426</text:p>
              </table:table-cell>
              <table:table-cell office:value-type="float" office:value="1.756">
                <text:p>1.756</text:p>
              </table:table-cell>
              <table:table-cell office:value-type="float" office:value="379.7">
                <text:p>379.7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48">
                <text:p>48</text:p>
              </table:table-cell>
              <table:table-cell office:value-type="float" office:value="1.967">
                <text:p>1.967</text:p>
              </table:table-cell>
              <table:table-cell office:value-type="float" office:value="1.375">
                <text:p>1.375</text:p>
              </table:table-cell>
              <table:table-cell office:value-type="float" office:value="366.4">
                <text:p>366.4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50">
                <text:p>50</text:p>
              </table:table-cell>
              <table:table-cell office:value-type="float" office:value="1.594">
                <text:p>1.594</text:p>
              </table:table-cell>
              <table:table-cell office:value-type="float" office:value="1.066">
                <text:p>1.066</text:p>
              </table:table-cell>
              <table:table-cell office:value-type="float" office:value="350.5">
                <text:p>350.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52">
                <text:p>52</text:p>
              </table:table-cell>
              <table:table-cell office:value-type="float" office:value="1.284">
                <text:p>1.284</text:p>
              </table:table-cell>
              <table:table-cell office:value-type="float" office:value="0.8167">
                <text:p>0.8167</text:p>
              </table:table-cell>
              <table:table-cell office:value-type="float" office:value="333.3">
                <text:p>333.3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54">
                <text:p>54</text:p>
              </table:table-cell>
              <table:table-cell office:value-type="float" office:value="1.032">
                <text:p>1.032</text:p>
              </table:table-cell>
              <table:table-cell office:value-type="float" office:value="0.616">
                <text:p>0.616</text:p>
              </table:table-cell>
              <table:table-cell office:value-type="float" office:value="312.8">
                <text:p>312.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56">
                <text:p>56</text:p>
              </table:table-cell>
              <table:table-cell office:value-type="float" office:value="0.8183">
                <text:p>0.8183</text:p>
              </table:table-cell>
              <table:table-cell office:value-type="float" office:value="0.4559">
                <text:p>0.4559</text:p>
              </table:table-cell>
              <table:table-cell office:value-type="float" office:value="291.8">
                <text:p>291.8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58">
                <text:p>58</text:p>
              </table:table-cell>
              <table:table-cell office:value-type="float" office:value="0.6289">
                <text:p>0.6289</text:p>
              </table:table-cell>
              <table:table-cell office:value-type="float" office:value="0.3306">
                <text:p>0.3306</text:p>
              </table:table-cell>
              <table:table-cell office:value-type="float" office:value="275.2">
                <text:p>275.2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60">
                <text:p>60</text:p>
              </table:table-cell>
              <table:table-cell office:value-type="float" office:value="0.4694">
                <text:p>0.4694</text:p>
              </table:table-cell>
              <table:table-cell office:value-type="float" office:value="0.2357">
                <text:p>0.2357</text:p>
              </table:table-cell>
              <table:table-cell office:value-type="float" office:value="262.8">
                <text:p>262.8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62">
                <text:p>62</text:p>
              </table:table-cell>
              <table:table-cell office:value-type="float" office:value="0.3411">
                <text:p>0.3411</text:p>
              </table:table-cell>
              <table:table-cell office:value-type="float" office:value="0.1659">
                <text:p>0.1659</text:p>
              </table:table-cell>
              <table:table-cell office:value-type="float" office:value="254.5">
                <text:p>254.5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64">
                <text:p>64</text:p>
              </table:table-cell>
              <table:table-cell office:value-type="float" office:value="0.2443">
                <text:p>0.2443</text:p>
              </table:table-cell>
              <table:table-cell office:value-type="float" office:value="0.1156">
                <text:p>0.1156</text:p>
              </table:table-cell>
              <table:table-cell office:value-type="float" office:value="245.4">
                <text:p>245.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6">
                <text:p>66</text:p>
              </table:table-cell>
              <table:table-cell office:value-type="float" office:value="0.1729">
                <text:p>0.1729</text:p>
              </table:table-cell>
              <table:table-cell office:value-type="float" office:value="0.0797">
                <text:p>0.0797</text:p>
              </table:table-cell>
              <table:table-cell office:value-type="float" office:value="241">
                <text:p>241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68">
                <text:p>68</text:p>
              </table:table-cell>
              <table:table-cell office:value-type="float" office:value="0.121">
                <text:p>0.121</text:p>
              </table:table-cell>
              <table:table-cell office:value-type="float" office:value="0.05447">
                <text:p>0.05447</text:p>
              </table:table-cell>
              <table:table-cell office:value-type="float" office:value="235.4">
                <text:p>235.4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0">
                <text:p>70</text:p>
              </table:table-cell>
              <table:table-cell office:value-type="float" office:value="0.08393">
                <text:p>0.08393</text:p>
              </table:table-cell>
              <table:table-cell office:value-type="float" office:value="0.0369">
                <text:p>0.0369</text:p>
              </table:table-cell>
              <table:table-cell office:value-type="float" office:value="229.8">
                <text:p>229.8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2">
                <text:p>72</text:p>
              </table:table-cell>
              <table:table-cell office:value-type="float" office:value="0.05775">
                <text:p>0.05775</text:p>
              </table:table-cell>
              <table:table-cell office:value-type="float" office:value="0.02476">
                <text:p>0.02476</text:p>
              </table:table-cell>
              <table:table-cell office:value-type="float" office:value="224.1">
                <text:p>224.1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74">
                <text:p>74</text:p>
              </table:table-cell>
              <table:table-cell office:value-type="float" office:value="0.03933">
                <text:p>0.03933</text:p>
              </table:table-cell>
              <table:table-cell office:value-type="float" office:value="0.01645">
                <text:p>0.01645</text:p>
              </table:table-cell>
              <table:table-cell office:value-type="float" office:value="218.6">
                <text:p>218.6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76">
                <text:p>76</text:p>
              </table:table-cell>
              <table:table-cell office:value-type="float" office:value="0.02663">
                <text:p>0.02663</text:p>
              </table:table-cell>
              <table:table-cell office:value-type="float" office:value="0.01081">
                <text:p>0.01081</text:p>
              </table:table-cell>
              <table:table-cell office:value-type="float" office:value="212.1">
                <text:p>212.1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78">
                <text:p>78</text:p>
              </table:table-cell>
              <table:table-cell office:value-type="float" office:value="0.01784">
                <text:p>0.01784</text:p>
              </table:table-cell>
              <table:table-cell office:value-type="float" office:value="0.007011">
                <text:p>0.007011</text:p>
              </table:table-cell>
              <table:table-cell office:value-type="float" office:value="205.3">
                <text:p>205.3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0">
                <text:p>80</text:p>
              </table:table-cell>
              <table:table-cell office:value-type="float" office:value="0.01186">
                <text:p>0.01186</text:p>
              </table:table-cell>
              <table:table-cell office:value-type="float" office:value="0.004476">
                <text:p>0.004476</text:p>
              </table:table-cell>
              <table:table-cell office:value-type="float" office:value="197.1">
                <text:p>197.1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2">
                <text:p>82</text:p>
              </table:table-cell>
              <table:table-cell office:value-type="float" office:value="0.007725">
                <text:p>0.007725</text:p>
              </table:table-cell>
              <table:table-cell office:value-type="float" office:value="0.002808">
                <text:p>0.002808</text:p>
              </table:table-cell>
              <table:table-cell office:value-type="float" office:value="189.9">
                <text:p>189.9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4">
                <text:p>84</text:p>
              </table:table-cell>
              <table:table-cell office:value-type="float" office:value="0.004926">
                <text:p>0.004926</text:p>
              </table:table-cell>
              <table:table-cell office:value-type="float" office:value="0.001733">
                <text:p>0.001733</text:p>
              </table:table-cell>
              <table:table-cell office:value-type="float" office:value="183.8">
                <text:p>183.8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6">
                <text:p>86</text:p>
              </table:table-cell>
              <table:table-cell office:value-type="float" office:value="0.003088">
                <text:p>0.003088</text:p>
              </table:table-cell>
              <table:table-cell office:value-type="float" office:value="0.001053">
                <text:p>0.001053</text:p>
              </table:table-cell>
              <table:table-cell office:value-type="float" office:value="178.2">
                <text:p>178.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8">
                <text:p>88</text:p>
              </table:table-cell>
              <table:table-cell office:value-type="float" office:value="0.001898">
                <text:p>0.001898</text:p>
              </table:table-cell>
              <table:table-cell office:value-type="float" office:value="0.0006312">
                <text:p>0.0006312</text:p>
              </table:table-cell>
              <table:table-cell office:value-type="float" office:value="173.6">
                <text:p>173.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90">
                <text:p>90</text:p>
              </table:table-cell>
              <table:table-cell office:value-type="float" office:value="0.001151">
                <text:p>0.001151</text:p>
              </table:table-cell>
              <table:table-cell office:value-type="float" office:value="0.0003736">
                <text:p>0.0003736</text:p>
              </table:table-cell>
              <table:table-cell office:value-type="float" office:value="169.4">
                <text:p>169.4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92">
                <text:p>92</text:p>
              </table:table-cell>
              <table:table-cell office:value-type="float" office:value="0.0006836">
                <text:p>0.0006836</text:p>
              </table:table-cell>
              <table:table-cell office:value-type="float" office:value="0.0002191">
                <text:p>0.0002191</text:p>
              </table:table-cell>
              <table:table-cell office:value-type="float" office:value="167.2">
                <text:p>167.2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94">
                <text:p>94</text:p>
              </table:table-cell>
              <table:table-cell office:value-type="float" office:value="0.0003995">
                <text:p>0.0003995</text:p>
              </table:table-cell>
              <table:table-cell office:value-type="float" office:value="0.0001281">
                <text:p>0.0001281</text:p>
              </table:table-cell>
              <table:table-cell office:value-type="float" office:value="167.2">
                <text:p>167.2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96">
                <text:p>96</text:p>
              </table:table-cell>
              <table:table-cell office:value-type="float" office:value="0.0002314">
                <text:p>0.0002314</text:p>
              </table:table-cell>
              <table:table-cell office:value-type="float" office:value="0.00007519">
                <text:p>0.00007519</text:p>
              </table:table-cell>
              <table:table-cell office:value-type="float" office:value="169.2">
                <text:p>169.2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98">
                <text:p>98</text:p>
              </table:table-cell>
              <table:table-cell office:value-type="float" office:value="0.0001347">
                <text:p>0.0001347</text:p>
              </table:table-cell>
              <table:table-cell office:value-type="float" office:value="0.0000445">
                <text:p>0.0000445</text:p>
              </table:table-cell>
              <table:table-cell office:value-type="float" office:value="172">
                <text:p>172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100">
                <text:p>100</text:p>
              </table:table-cell>
              <table:table-cell office:value-type="float" office:value="0.0000789">
                <text:p>0.0000789</text:p>
              </table:table-cell>
              <table:table-cell office:value-type="float" office:value="0.0000266">
                <text:p>0.0000266</text:p>
              </table:table-cell>
              <table:table-cell office:value-type="float" office:value="175.4">
                <text:p>175.4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130">
                <text:p>130</text:p>
              </table:table-cell>
              <table:table-cell office:value-type="float" office:value="0.00000003972">
                <text:p>0.00000003972</text:p>
              </table:table-cell>
              <table:table-cell office:value-type="float" office:value="0.000000019907">
                <text:p>0.000000019907</text:p>
              </table:table-cell>
              <table:table-cell office:value-type="float" office:value="262">
                <text:p>262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2.8.2$Windows_x86 LibreOffice_project/f82ddfca21ebc1e222a662a32b25c0c9d20169ee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stroke-dash draw:name="Dashed_20__28_var_29_" draw:display-name="Dashed (var)" draw:style="rect" draw:dots1="1" draw:dots1-length="0.212cm" draw:distance="0.212cm"/>
    <draw:stroke-dash draw:name="SysDot" draw:style="rect" draw:dots1="1" draw:dots1-length="0.071cm" draw:distance="0.071cm"/>
  </office:styles>
</office:document-styles>
</file>